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 Light" svg:font-family="'Open Sans Light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999999" loext:opacity="100%" style:font-name="Calibri" fo:font-size="10pt" fo:language="es" fo:country="ES" fo:font-style="italic" fo:font-weight="bold" officeooo:rsid="001e2e5f" officeooo:paragraph-rsid="001ce776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start" style:justify-single-word="false"/>
      <style:text-properties fo:color="#ff5254" loext:opacity="100%" style:font-name="Calibri" fo:font-size="10pt" fo:language="es" fo:country="ES" officeooo:paragraph-rsid="001e2e5f" style:font-size-asian="10pt" style:font-size-complex="10pt"/>
    </style:style>
    <style:style style:name="P3" style:family="paragraph" style:parent-style-name="Table_20_Contents">
      <style:text-properties fo:color="#ff5254" loext:opacity="100%" style:font-name="Calibri" fo:language="es" fo:country="ES" fo:font-weight="bold" officeooo:rsid="001ce776" officeooo:paragraph-rsid="001ce776" style:font-weight-asian="bold" style:font-weight-complex="bold"/>
    </style:style>
    <style:style style:name="P4" style:family="paragraph" style:parent-style-name="Table_20_Contents">
      <style:text-properties style:font-name="Calibri" fo:language="es" fo:country="ES" officeooo:rsid="00442a90" officeooo:paragraph-rsid="00442a90"/>
    </style:style>
    <style:style style:name="P5" style:family="paragraph" style:parent-style-name="Standard">
      <style:text-properties style:font-name="Calibri" fo:font-size="10pt" officeooo:rsid="0012cd11" officeooo:paragraph-rsid="0044e981" style:font-size-asian="10pt" style:font-size-complex="10pt"/>
    </style:style>
    <style:style style:name="P6" style:family="paragraph" style:parent-style-name="Standard">
      <style:text-properties style:font-name="Calibri" fo:font-size="10pt" officeooo:rsid="0012cd11" officeooo:paragraph-rsid="005135ac" style:font-size-asian="10pt" style:font-size-complex="10pt"/>
    </style:style>
    <style:style style:name="P7" style:family="paragraph" style:parent-style-name="Standard">
      <style:text-properties style:font-name="Calibri" fo:font-size="10pt" officeooo:rsid="0016f7a1" officeooo:paragraph-rsid="0044e981" style:font-size-asian="10pt" style:font-size-complex="10pt"/>
    </style:style>
    <style:style style:name="P8" style:family="paragraph" style:parent-style-name="Standard">
      <style:text-properties style:font-name="Calibri" fo:font-size="10pt" officeooo:rsid="00154975" officeooo:paragraph-rsid="0044e981" style:font-size-asian="10pt" style:font-size-complex="10pt"/>
    </style:style>
    <style:style style:name="P9" style:family="paragraph" style:parent-style-name="Standard">
      <style:text-properties style:font-name="Calibri" fo:font-size="10pt" officeooo:rsid="00171d44" officeooo:paragraph-rsid="0044e981" style:font-size-asian="10pt" style:font-size-complex="10pt"/>
    </style:style>
    <style:style style:name="P10" style:family="paragraph" style:parent-style-name="Standard">
      <style:text-properties style:font-name="Calibri" fo:font-size="10pt" officeooo:rsid="00195f78" officeooo:paragraph-rsid="0044e981" style:font-size-asian="10pt" style:font-size-complex="10pt"/>
    </style:style>
    <style:style style:name="P11" style:family="paragraph" style:parent-style-name="Standard">
      <style:text-properties style:font-name="Calibri" fo:font-size="10pt" officeooo:rsid="001b25a6" officeooo:paragraph-rsid="005135ac" style:font-size-asian="10pt" style:font-size-complex="10pt"/>
    </style:style>
    <style:style style:name="P12" style:family="paragraph" style:parent-style-name="Standard">
      <style:text-properties style:font-name="Calibri" fo:font-size="10pt" officeooo:rsid="001b4e1f" officeooo:paragraph-rsid="0044e981" style:font-size-asian="10pt" style:font-size-complex="10pt"/>
    </style:style>
    <style:style style:name="P13" style:family="paragraph" style:parent-style-name="Standard">
      <style:text-properties style:font-name="Calibri" fo:font-size="10pt" officeooo:rsid="001b4e1f" officeooo:paragraph-rsid="005135ac" style:font-size-asian="10pt" style:font-size-complex="10pt"/>
    </style:style>
    <style:style style:name="P14" style:family="paragraph" style:parent-style-name="Standard">
      <style:text-properties style:font-name="Calibri" fo:font-size="10pt" officeooo:paragraph-rsid="0075dcdd" style:font-size-asian="10pt" style:font-size-complex="10pt"/>
    </style:style>
    <style:style style:name="P15" style:family="paragraph" style:parent-style-name="Standard">
      <style:text-properties fo:color="#000000" loext:opacity="100%" style:font-name="Calibri" fo:font-size="10pt" fo:language="es" fo:country="ES" style:text-underline-style="none" officeooo:rsid="001b9de4" officeooo:paragraph-rsid="001e2e5f" style:font-size-asian="10pt" style:font-size-complex="10pt"/>
    </style:style>
    <style:style style:name="P16" style:family="paragraph" style:parent-style-name="Standard">
      <style:text-properties fo:color="#000000" loext:opacity="100%" style:font-name="Calibri" fo:font-size="10pt" fo:language="es" fo:country="ES" style:text-underline-style="none" officeooo:rsid="001b9de4" officeooo:paragraph-rsid="002aacaa" style:font-size-asian="10pt" style:font-size-complex="10pt"/>
    </style:style>
    <style:style style:name="P17" style:family="paragraph" style:parent-style-name="Standard">
      <style:text-properties fo:color="#000000" loext:opacity="100%" style:font-name="Calibri" fo:font-size="10pt" fo:language="es" fo:country="ES" style:text-underline-style="none" officeooo:rsid="001b9de4" officeooo:paragraph-rsid="007fc4f7" style:font-size-asian="10pt" style:font-size-complex="10pt"/>
    </style:style>
    <style:style style:name="P18" style:family="paragraph" style:parent-style-name="Standard">
      <style:text-properties fo:color="#000000" loext:opacity="100%" style:font-name="Calibri" fo:font-size="10pt" fo:language="es" fo:country="ES" style:text-underline-style="none" officeooo:rsid="001e2e5f" officeooo:paragraph-rsid="001e2e5f" style:font-size-asian="10pt" style:font-size-complex="10pt"/>
    </style:style>
    <style:style style:name="P19" style:family="paragraph" style:parent-style-name="Standard">
      <style:text-properties fo:color="#000000" loext:opacity="100%" style:font-name="Calibri" fo:font-size="10pt" fo:language="es" fo:country="ES" style:text-underline-style="none" officeooo:rsid="001e2e5f" officeooo:paragraph-rsid="006a8fb6" style:font-size-asian="10pt" style:font-size-complex="10pt"/>
    </style:style>
    <style:style style:name="P20" style:family="paragraph" style:parent-style-name="Standard">
      <style:text-properties fo:color="#000000" loext:opacity="100%" style:font-name="Calibri" fo:font-size="10pt" fo:language="es" fo:country="ES" style:text-underline-style="none" officeooo:rsid="001e2e5f" officeooo:paragraph-rsid="007fc4f7" style:font-size-asian="10pt" style:font-size-complex="10pt"/>
    </style:style>
    <style:style style:name="P21" style:family="paragraph" style:parent-style-name="Standard">
      <style:text-properties fo:color="#000000" loext:opacity="100%" style:font-name="Calibri" fo:font-size="10pt" fo:language="es" fo:country="ES" style:text-underline-style="none" officeooo:rsid="00517cc4" officeooo:paragraph-rsid="00517cc4" style:font-size-asian="10pt" style:font-size-complex="10pt"/>
    </style:style>
    <style:style style:name="P22" style:family="paragraph" style:parent-style-name="Standard">
      <style:text-properties fo:color="#000000" loext:opacity="100%" style:font-name="Calibri" fo:font-size="10pt" fo:language="es" fo:country="ES" style:text-underline-style="none" officeooo:rsid="00517cc4" officeooo:paragraph-rsid="007fc4f7" style:font-size-asian="10pt" style:font-size-complex="10pt"/>
    </style:style>
    <style:style style:name="P23" style:family="paragraph" style:parent-style-name="Standard">
      <style:text-properties fo:color="#000000" loext:opacity="100%" style:font-name="Calibri" fo:font-size="10pt" fo:language="es" fo:country="ES" style:text-underline-style="none" officeooo:rsid="006a8fb6" officeooo:paragraph-rsid="006a8fb6" style:font-size-asian="10pt" style:font-size-complex="10pt"/>
    </style:style>
    <style:style style:name="P24" style:family="paragraph" style:parent-style-name="Standard">
      <style:text-properties fo:color="#000000" loext:opacity="100%" style:font-name="Calibri" fo:font-size="10pt" fo:language="es" fo:country="ES" style:text-underline-style="none" officeooo:rsid="0073d141" officeooo:paragraph-rsid="0073d141" style:font-size-asian="10pt" style:font-size-complex="10pt"/>
    </style:style>
    <style:style style:name="P25" style:family="paragraph" style:parent-style-name="Standard">
      <style:text-properties fo:color="#000000" loext:opacity="100%" style:font-name="Calibri" fo:font-size="10pt" fo:language="es" fo:country="ES" style:text-underline-style="none" officeooo:rsid="007719b2" officeooo:paragraph-rsid="00517cc4" style:font-size-asian="10pt" style:font-size-complex="10pt"/>
    </style:style>
    <style:style style:name="P26" style:family="paragraph" style:parent-style-name="Standard">
      <style:text-properties fo:color="#000000" loext:opacity="100%" style:font-name="Calibri" fo:font-size="10pt" fo:language="es" fo:country="ES" style:text-underline-style="none" officeooo:rsid="007e041d" officeooo:paragraph-rsid="00517cc4" style:font-size-asian="10pt" style:font-size-complex="10pt"/>
    </style:style>
    <style:style style:name="P27" style:family="paragraph" style:parent-style-name="Standard">
      <style:text-properties fo:color="#000000" loext:opacity="100%" style:font-name="Calibri" fo:font-size="10pt" fo:language="es" fo:country="ES" style:text-underline-style="none" officeooo:rsid="001ccad3" officeooo:paragraph-rsid="001e2e5f" style:font-size-asian="10pt" style:font-size-complex="10pt"/>
    </style:style>
    <style:style style:name="P28" style:family="paragraph" style:parent-style-name="Standard">
      <style:text-properties fo:color="#000000" loext:opacity="100%" style:font-name="Calibri" fo:font-size="10pt" fo:language="es" fo:country="ES" style:text-underline-style="none" officeooo:rsid="007f6503" officeooo:paragraph-rsid="007f6503" style:font-size-asian="10pt" style:font-size-complex="10pt"/>
    </style:style>
    <style:style style:name="P29" style:family="paragraph" style:parent-style-name="Standard">
      <style:text-properties fo:color="#000000" loext:opacity="100%" style:font-name="Calibri" fo:font-size="10pt" fo:language="es" fo:country="ES" style:text-underline-style="none" officeooo:rsid="00848857" officeooo:paragraph-rsid="007fc4f7" style:font-size-asian="10pt" style:font-size-complex="10pt"/>
    </style:style>
    <style:style style:name="P30" style:family="paragraph" style:parent-style-name="Standard">
      <style:text-properties fo:color="#000000" loext:opacity="100%" style:font-name="Calibri" fo:font-size="10pt" fo:language="es" fo:country="ES" style:text-underline-style="none" officeooo:rsid="001b9de4" officeooo:paragraph-rsid="001e2e5f" fo:background-color="#ffff00" style:font-size-asian="10pt" style:font-size-complex="10pt"/>
    </style:style>
    <style:style style:name="P31" style:family="paragraph" style:parent-style-name="Standard">
      <style:text-properties fo:color="#000000" loext:opacity="100%" style:font-name="Calibri" fo:font-size="10pt" fo:language="es" fo:country="ES" style:text-underline-style="none" officeooo:rsid="004a31ad" officeooo:paragraph-rsid="0044e981" fo:background-color="#ffff00" style:font-size-asian="10pt" style:font-size-complex="10pt"/>
    </style:style>
    <style:style style:name="P32" style:family="paragraph" style:parent-style-name="Standard">
      <style:text-properties fo:color="#000000" loext:opacity="100%" style:font-name="Calibri" fo:font-size="10pt" fo:language="es" fo:country="ES" style:text-underline-style="none" officeooo:rsid="004a31ad" officeooo:paragraph-rsid="001e2e5f" fo:background-color="#ffff00" style:font-size-asian="10pt" style:font-size-complex="10pt"/>
    </style:style>
    <style:style style:name="P33" style:family="paragraph" style:parent-style-name="Standard">
      <style:text-properties fo:color="#000000" loext:opacity="100%" style:font-name="Calibri" fo:font-size="10pt" fo:language="es" fo:country="ES" style:text-underline-style="none" officeooo:rsid="00485878" officeooo:paragraph-rsid="0044e981" fo:background-color="#ffff00" style:font-size-asian="10pt" style:font-size-complex="10pt"/>
    </style:style>
    <style:style style:name="P34" style:family="paragraph" style:parent-style-name="Standard">
      <style:text-properties fo:color="#000000" loext:opacity="100%" style:font-name="Calibri" fo:font-size="10pt" fo:language="es" fo:country="ES" style:text-underline-style="none" officeooo:rsid="0046d874" officeooo:paragraph-rsid="004f9496" fo:background-color="#ffff00" style:font-size-asian="10pt" style:font-size-complex="10pt"/>
    </style:style>
    <style:style style:name="P35" style:family="paragraph" style:parent-style-name="Standard">
      <style:text-properties fo:color="#000000" loext:opacity="100%" style:font-name="Calibri" fo:font-size="10pt" fo:language="es" fo:country="ES" style:text-underline-style="none" officeooo:rsid="0046d874" officeooo:paragraph-rsid="006644e1" fo:background-color="#ffff00" style:font-size-asian="10pt" style:font-size-complex="10pt"/>
    </style:style>
    <style:style style:name="P36" style:family="paragraph" style:parent-style-name="Standard">
      <style:text-properties fo:color="#000000" loext:opacity="100%" style:font-name="Calibri" fo:font-size="10pt" fo:language="es" fo:country="ES" style:text-underline-style="none" officeooo:rsid="0046d874" officeooo:paragraph-rsid="0068ec86" fo:background-color="#ffff00" style:font-size-asian="10pt" style:font-size-complex="10pt"/>
    </style:style>
    <style:style style:name="P37" style:family="paragraph" style:parent-style-name="Standard">
      <style:text-properties fo:color="#000000" loext:opacity="100%" style:font-name="Calibri" fo:font-size="10pt" fo:language="es" fo:country="ES" style:text-underline-style="none" officeooo:rsid="004f9496" officeooo:paragraph-rsid="0046d874" fo:background-color="#ffff00" style:font-size-asian="10pt" style:font-size-complex="10pt"/>
    </style:style>
    <style:style style:name="P38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1b9de4" officeooo:paragraph-rsid="001e2e5f" fo:background-color="transparent" style:font-size-asian="10pt" style:font-weight-asian="normal" style:font-size-complex="10pt" style:font-weight-complex="normal"/>
    </style:style>
    <style:style style:name="P39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1e2e5f" officeooo:paragraph-rsid="006a8fb6" fo:background-color="transparent" style:font-size-asian="10pt" style:font-weight-asian="normal" style:font-size-complex="10pt" style:font-weight-complex="normal"/>
    </style:style>
    <style:style style:name="P40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6d3398" officeooo:paragraph-rsid="006eef20" fo:background-color="transparent" style:font-size-asian="10pt" style:font-weight-asian="normal" style:font-size-complex="10pt" style:font-weight-complex="normal"/>
    </style:style>
    <style:style style:name="P41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6d3398" officeooo:paragraph-rsid="0070d8b2" fo:background-color="transparent" style:font-size-asian="10pt" style:font-weight-asian="normal" style:font-size-complex="10pt" style:font-weight-complex="normal"/>
    </style:style>
    <style:style style:name="P42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6eef20" officeooo:paragraph-rsid="006a8fb6" fo:background-color="transparent" style:font-size-asian="10pt" style:font-weight-asian="normal" style:font-size-complex="10pt" style:font-weight-complex="normal"/>
    </style:style>
    <style:style style:name="P43" style:family="paragraph" style:parent-style-name="Standard">
      <style:text-properties fo:color="#000000" loext:opacity="100%" style:font-name="Calibri" fo:font-size="10pt" fo:language="es" fo:country="ES" style:text-underline-style="none" officeooo:rsid="0016f7a1" officeooo:paragraph-rsid="0044e981" fo:background-color="transparent" style:font-size-asian="10pt" style:font-size-complex="10pt"/>
    </style:style>
    <style:style style:name="P44" style:family="paragraph" style:parent-style-name="Standard">
      <style:text-properties fo:color="#000000" loext:opacity="100%" style:font-name="Calibri" fo:font-size="10pt" fo:language="es" fo:country="ES" style:text-underline-style="none" officeooo:rsid="00171d44" officeooo:paragraph-rsid="0044e981" fo:background-color="transparent" style:font-size-asian="10pt" style:font-size-complex="10pt"/>
    </style:style>
    <style:style style:name="P45" style:family="paragraph" style:parent-style-name="Standard">
      <style:text-properties fo:color="#000000" loext:opacity="100%" style:font-name="Calibri" fo:font-size="10pt" fo:language="es" fo:country="ES" style:text-underline-style="none" officeooo:rsid="00195f78" officeooo:paragraph-rsid="0044e981" fo:background-color="transparent" style:font-size-asian="10pt" style:font-size-complex="10pt"/>
    </style:style>
    <style:style style:name="P46" style:family="paragraph" style:parent-style-name="Standard">
      <style:text-properties fo:color="#000000" loext:opacity="100%" style:font-name="Calibri" fo:font-size="10pt" fo:language="es" fo:country="ES" style:text-underline-style="none" officeooo:rsid="001b4e1f" officeooo:paragraph-rsid="0044e981" fo:background-color="transparent" style:font-size-asian="10pt" style:font-size-complex="10pt"/>
    </style:style>
    <style:style style:name="P47" style:family="paragraph" style:parent-style-name="Standard">
      <style:text-properties fo:color="#000000" loext:opacity="100%" style:font-name="Calibri" fo:font-size="10pt" fo:language="es" fo:country="ES" style:text-underline-style="none" officeooo:rsid="001450ba" officeooo:paragraph-rsid="0044e981" fo:background-color="transparent" style:font-size-asian="10pt" style:font-size-complex="10pt"/>
    </style:style>
    <style:style style:name="P48" style:family="paragraph" style:parent-style-name="Standard">
      <style:text-properties fo:color="#000000" loext:opacity="100%" style:font-name="Calibri" fo:font-size="10pt" fo:language="es" fo:country="ES" style:text-underline-style="none" officeooo:rsid="004dc29c" officeooo:paragraph-rsid="0044e981" fo:background-color="transparent" style:font-size-asian="10pt" style:font-size-complex="10pt"/>
    </style:style>
    <style:style style:name="P49" style:family="paragraph" style:parent-style-name="Standard">
      <style:text-properties fo:color="#000000" loext:opacity="100%" style:font-name="Calibri" fo:font-size="10pt" fo:language="es" fo:country="ES" style:text-underline-style="none" officeooo:rsid="001e2e5f" officeooo:paragraph-rsid="0046d874" fo:background-color="transparent" style:font-size-asian="10pt" style:font-size-complex="10pt"/>
    </style:style>
    <style:style style:name="P50" style:family="paragraph" style:parent-style-name="Standard">
      <style:text-properties fo:color="#000000" loext:opacity="100%" style:font-name="Calibri" fo:font-size="10pt" fo:language="es" fo:country="ES" style:text-underline-style="none" officeooo:rsid="0046d874" officeooo:paragraph-rsid="0068ec86" fo:background-color="transparent" style:font-size-asian="10pt" style:font-size-complex="10pt"/>
    </style:style>
    <style:style style:name="P51" style:family="paragraph" style:parent-style-name="Standard">
      <style:text-properties fo:color="#000000" loext:opacity="100%" style:font-name="Calibri" fo:font-size="10pt" fo:language="es" fo:country="ES" style:text-underline-style="none" officeooo:rsid="0046d874" officeooo:paragraph-rsid="004b1a0d" fo:background-color="transparent" style:font-size-asian="10pt" style:font-size-complex="10pt"/>
    </style:style>
    <style:style style:name="P52" style:family="paragraph" style:parent-style-name="Standard">
      <style:text-properties fo:color="#000000" loext:opacity="100%" style:font-name="Calibri" fo:font-size="10pt" fo:language="es" fo:country="ES" style:text-underline-style="none" officeooo:rsid="0050c18e" officeooo:paragraph-rsid="004b1a0d" fo:background-color="transparent" style:font-size-asian="10pt" style:font-size-complex="10pt"/>
    </style:style>
    <style:style style:name="P53" style:family="paragraph" style:parent-style-name="Standard">
      <style:text-properties fo:color="#000000" loext:opacity="100%" style:font-name="Calibri" fo:font-size="10pt" fo:language="es" fo:country="ES" style:text-underline-style="none" officeooo:rsid="0050c18e" officeooo:paragraph-rsid="0068ec86" fo:background-color="transparent" style:font-size-asian="10pt" style:font-size-complex="10pt"/>
    </style:style>
    <style:style style:name="P54" style:family="paragraph" style:parent-style-name="Standard">
      <style:text-properties fo:color="#000000" loext:opacity="100%" style:font-name="Calibri" fo:font-size="10pt" fo:language="es" fo:country="ES" style:text-underline-style="none" officeooo:rsid="006644e1" officeooo:paragraph-rsid="006644e1" fo:background-color="transparent" style:font-size-asian="10pt" style:font-size-complex="10pt"/>
    </style:style>
    <style:style style:name="P55" style:family="paragraph" style:parent-style-name="Standard">
      <style:text-properties fo:color="#000000" loext:opacity="100%" style:font-name="Calibri" fo:font-size="10pt" fo:language="es" fo:country="ES" style:text-underline-style="none" officeooo:rsid="006644e1" officeooo:paragraph-rsid="0068ec86" fo:background-color="transparent" style:font-size-asian="10pt" style:font-size-complex="10pt"/>
    </style:style>
    <style:style style:name="P56" style:family="paragraph" style:parent-style-name="Standard">
      <style:text-properties fo:color="#000000" loext:opacity="100%" style:font-name="Calibri" fo:font-size="10pt" fo:language="es" fo:country="ES" style:text-underline-style="none" officeooo:rsid="007f6503" officeooo:paragraph-rsid="007f6503" fo:background-color="transparent" style:font-size-asian="10pt" style:font-size-complex="10pt"/>
    </style:style>
    <style:style style:name="P57" style:family="paragraph" style:parent-style-name="Standard">
      <style:text-properties fo:color="#000000" loext:opacity="100%" style:font-name="Calibri" fo:font-size="10pt" fo:language="es" fo:country="ES" style:text-underline-style="none" fo:font-weight="bold" officeooo:rsid="001d9f94" officeooo:paragraph-rsid="005135ac" fo:background-color="transparent" style:font-size-asian="10pt" style:font-weight-asian="bold" style:font-size-complex="10pt" style:font-weight-complex="bold"/>
    </style:style>
    <style:style style:name="P58" style:family="paragraph" style:parent-style-name="Standard">
      <style:text-properties fo:color="#000000" loext:opacity="100%" style:font-name="Calibri" fo:font-size="10pt" fo:language="es" fo:country="ES" officeooo:rsid="001b9de4" officeooo:paragraph-rsid="001e2e5f" style:font-size-asian="10pt" style:font-size-complex="10pt"/>
    </style:style>
    <style:style style:name="P59" style:family="paragraph" style:parent-style-name="Standard">
      <style:text-properties fo:color="#000000" loext:opacity="100%" style:font-name="Calibri" fo:font-size="10pt" fo:language="es" fo:country="ES" officeooo:rsid="00517cc4" officeooo:paragraph-rsid="00517cc4" fo:background-color="transparent"/>
    </style:style>
    <style:style style:name="P60" style:family="paragraph" style:parent-style-name="Standard">
      <style:text-properties fo:color="#000000" loext:opacity="100%" style:font-name="Calibri" fo:font-size="10pt" fo:language="es" fo:country="ES" officeooo:rsid="001b9de4" officeooo:paragraph-rsid="0068ec86" fo:background-color="transparent"/>
    </style:style>
    <style:style style:name="P61" style:family="paragraph" style:parent-style-name="Standard">
      <style:text-properties fo:color="#000000" loext:opacity="100%" style:font-name="Calibri" fo:font-size="10pt" fo:language="es" fo:country="ES" officeooo:rsid="001b9de4" officeooo:paragraph-rsid="0046d874" fo:background-color="transparent"/>
    </style:style>
    <style:style style:name="P62" style:family="paragraph" style:parent-style-name="Standard">
      <style:text-properties fo:color="#000000" loext:opacity="100%" style:font-name="Calibri" fo:font-size="10pt" fo:language="es" fo:country="ES" officeooo:rsid="004b1a0d" officeooo:paragraph-rsid="004b1a0d" fo:background-color="transparent"/>
    </style:style>
    <style:style style:name="P63" style:family="paragraph" style:parent-style-name="Standard">
      <style:text-properties fo:color="#000000" loext:opacity="100%" style:font-name="Calibri" fo:font-size="10pt" fo:language="es" fo:country="ES" officeooo:rsid="004b1a0d" officeooo:paragraph-rsid="0078531b" fo:background-color="transparent"/>
    </style:style>
    <style:style style:name="P64" style:family="paragraph" style:parent-style-name="Standard">
      <style:text-properties fo:color="#000000" loext:opacity="100%" style:font-name="Calibri" fo:font-size="10pt" fo:language="es" fo:country="ES" officeooo:rsid="0078531b" officeooo:paragraph-rsid="0078531b" fo:background-color="transparent"/>
    </style:style>
    <style:style style:name="P65" style:family="paragraph" style:parent-style-name="Standard">
      <style:text-properties fo:color="#000000" loext:opacity="100%" style:font-name="Calibri" fo:font-size="10pt" fo:language="es" fo:country="ES" officeooo:rsid="00517cc4" officeooo:paragraph-rsid="0068ec86" fo:background-color="transparent" style:font-size-asian="10pt" style:font-size-complex="10pt"/>
    </style:style>
    <style:style style:name="P66" style:family="paragraph" style:parent-style-name="Standard">
      <style:text-properties fo:color="#000000" loext:opacity="100%" style:font-name="Calibri" fo:font-size="10pt" fo:language="es" fo:country="ES" fo:font-weight="bold" officeooo:rsid="001b9de4" officeooo:paragraph-rsid="001e2e5f" style:font-size-asian="10pt" style:font-weight-asian="bold" style:font-size-complex="10pt" style:font-weight-complex="bold"/>
    </style:style>
    <style:style style:name="P67" style:family="paragraph" style:parent-style-name="Standard">
      <style:text-properties fo:color="#000000" loext:opacity="100%" style:font-name="Calibri" fo:font-size="10pt" fo:language="es" fo:country="ES" fo:font-weight="bold" officeooo:rsid="001b9de4" officeooo:paragraph-rsid="00387d8f" style:font-size-asian="10pt" style:font-weight-asian="bold" style:font-size-complex="10pt" style:font-weight-complex="bold"/>
    </style:style>
    <style:style style:name="P68" style:family="paragraph" style:parent-style-name="Standard">
      <style:text-properties fo:color="#000000" loext:opacity="100%" style:font-name="Calibri" fo:font-size="12pt" fo:language="es" fo:country="ES" style:text-underline-style="none" fo:font-weight="normal" officeooo:rsid="002c9391" officeooo:paragraph-rsid="0073d141" fo:background-color="#dee6ef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color="#000000" loext:opacity="100%" style:font-name="Calibri" fo:font-size="12pt" fo:language="es" fo:country="ES" style:text-underline-style="none" officeooo:rsid="001b9de4" officeooo:paragraph-rsid="0040ed84" fo:background-color="#dee6ef" style:font-size-asian="10pt" style:font-size-complex="10pt"/>
    </style:style>
    <style:style style:name="P70" style:family="paragraph" style:parent-style-name="Standard">
      <style:paragraph-properties fo:text-align="justify" style:justify-single-word="false"/>
      <style:text-properties fo:color="#000000" loext:opacity="100%" style:font-name="Calibri" fo:font-size="12pt" fo:language="es" fo:country="ES" style:text-underline-style="none" officeooo:rsid="001e2e5f" officeooo:paragraph-rsid="0040ed84" fo:background-color="#dee6ef" style:font-size-asian="10pt" style:font-size-complex="10pt"/>
    </style:style>
    <style:style style:name="P71" style:family="paragraph" style:parent-style-name="Standard">
      <style:text-properties style:use-window-font-color="true" loext:opacity="0%" style:font-name="Calibri" fo:font-size="12pt" fo:language="es" fo:country="ES" style:text-underline-style="none" officeooo:rsid="002a15a9" officeooo:paragraph-rsid="002a15a9" fo:background-color="transparent" style:font-size-asian="10pt" style:font-size-complex="10pt"/>
    </style:style>
    <style:style style:name="P72" style:family="paragraph" style:parent-style-name="Standard">
      <style:text-properties style:use-window-font-color="true" loext:opacity="0%" style:font-name="Calibri" fo:font-size="12pt" fo:language="es" fo:country="ES" style:text-underline-style="none" officeooo:rsid="002a7c96" officeooo:paragraph-rsid="002a7c96" fo:background-color="transparent" style:font-size-asian="10pt" style:font-size-complex="10pt"/>
    </style:style>
    <style:style style:name="P73" style:family="paragraph" style:parent-style-name="Standard">
      <loext:graphic-properties draw:fill="solid" draw:fill-color="#ff5254" draw:opacity="100%"/>
      <style:paragraph-properties fo:line-height="150%" fo:background-color="#ff5254" fo:padding="0.199cm" fo:border="0.06pt solid #000000"/>
      <style:text-properties fo:text-transform="uppercase" fo:color="#ffffff" loext:opacity="100%" style:font-name="Calibri" fo:font-size="12pt" fo:language="es" fo:country="ES" fo:font-weight="bold" officeooo:rsid="0150d5ff" officeooo:paragraph-rsid="001ce776" style:font-name-asian="Arial Unicode MS" style:font-size-asian="12pt" style:font-weight-asian="bold" style:font-name-complex="Arial Unicode MS" style:font-size-complex="12pt" style:font-weight-complex="bold"/>
    </style:style>
    <style:style style:name="P74" style:family="paragraph" style:parent-style-name="Standard">
      <loext:graphic-properties draw:fill="solid" draw:fill-color="#ff5254" draw:opacity="100%"/>
      <style:paragraph-properties fo:line-height="150%" fo:break-before="page" fo:background-color="#ff5254" fo:padding="0.199cm" fo:border="0.06pt solid #000000"/>
      <style:text-properties fo:text-transform="uppercase" fo:color="#ffffff" loext:opacity="100%" style:font-name="Calibri" fo:font-size="12pt" fo:language="es" fo:country="ES" fo:font-weight="bold" officeooo:rsid="0150d5ff" officeooo:paragraph-rsid="001e2e5f" style:font-name-asian="Arial Unicode MS" style:font-size-asian="12pt" style:font-weight-asian="bold" style:font-name-complex="Arial Unicode MS" style:font-size-complex="12pt" style:font-weight-complex="bold"/>
    </style:style>
    <style:style style:name="P75" style:family="paragraph" style:parent-style-name="Standard">
      <style:text-properties fo:color="#000000" loext:opacity="100%" style:font-name="Calibri" fo:font-size="10pt" fo:language="es" fo:country="ES" style:text-underline-style="none" officeooo:rsid="0078531b" officeooo:paragraph-rsid="0078531b" fo:background-color="transparent" style:font-size-asian="10pt" style:font-size-complex="10pt"/>
    </style:style>
    <style:style style:name="P76" style:family="paragraph" style:parent-style-name="Standard">
      <style:text-properties fo:color="#000000" loext:opacity="100%" style:font-name="Calibri" fo:font-size="10pt" fo:language="es" fo:country="ES" style:text-underline-style="none" officeooo:rsid="00517cc4" officeooo:paragraph-rsid="0068ec86" fo:background-color="transparent" style:font-size-asian="10pt" style:font-size-complex="10pt"/>
    </style:style>
    <style:style style:name="P77" style:family="paragraph" style:parent-style-name="Standard">
      <style:text-properties fo:color="#000000" loext:opacity="100%" style:font-name="Calibri" fo:font-size="10pt" fo:language="es" fo:country="ES" style:text-underline-style="none" officeooo:rsid="001e2e5f" officeooo:paragraph-rsid="001e2e5f" style:font-size-asian="10pt" style:font-size-complex="10pt"/>
    </style:style>
    <style:style style:name="P78" style:family="paragraph" style:parent-style-name="Standard">
      <style:text-properties fo:color="#000000" loext:opacity="100%" style:font-name="Calibri" fo:font-size="10pt" fo:language="es" fo:country="ES" style:text-underline-style="none" officeooo:rsid="001e2e5f" officeooo:paragraph-rsid="0089b308" style:font-size-asian="10pt" style:font-size-complex="10pt"/>
    </style:style>
    <style:style style:name="P79" style:family="paragraph" style:parent-style-name="Standard">
      <style:text-properties fo:color="#000000" loext:opacity="100%" style:font-name="Calibri" fo:font-size="10pt" fo:language="es" fo:country="ES" style:text-underline-style="none" officeooo:rsid="001e2e5f" officeooo:paragraph-rsid="007fc4f7" style:font-size-asian="10pt" style:font-size-complex="10pt"/>
    </style:style>
    <style:style style:name="P80" style:family="paragraph" style:parent-style-name="Standard">
      <style:text-properties fo:color="#000000" loext:opacity="100%" style:font-name="Calibri" fo:font-size="10pt" fo:language="es" fo:country="ES" style:text-underline-style="none" officeooo:rsid="00517cc4" officeooo:paragraph-rsid="008b7940" style:font-size-asian="10pt" style:font-size-complex="10pt"/>
    </style:style>
    <style:style style:name="P81" style:family="paragraph" style:parent-style-name="Standard">
      <style:text-properties fo:color="#000000" loext:opacity="100%" style:font-name="Calibri" fo:font-size="10pt" fo:language="es" fo:country="ES" style:text-underline-style="none" officeooo:rsid="00517cc4" officeooo:paragraph-rsid="008c20f4" style:font-size-asian="10pt" style:font-size-complex="10pt"/>
    </style:style>
    <style:style style:name="P82" style:family="paragraph" style:parent-style-name="Standard">
      <style:text-properties fo:color="#000000" loext:opacity="100%" style:font-name="Calibri" fo:font-size="10pt" fo:language="es" fo:country="ES" style:text-underline-style="none" officeooo:rsid="008b523e" officeooo:paragraph-rsid="008b523e" style:font-size-asian="10pt" style:font-size-complex="10pt"/>
    </style:style>
    <style:style style:name="P83" style:family="paragraph" style:parent-style-name="Standard">
      <style:text-properties fo:color="#000000" loext:opacity="100%" style:font-name="Calibri" fo:font-size="10pt" fo:language="es" fo:country="ES" style:text-underline-style="none" officeooo:rsid="008c20f4" officeooo:paragraph-rsid="008c20f4" style:font-size-asian="10pt" style:font-size-complex="10pt"/>
    </style:style>
    <style:style style:name="P84" style:family="paragraph" style:parent-style-name="Standard">
      <style:text-properties fo:color="#000000" loext:opacity="100%" style:font-name="Calibri" fo:font-size="10pt" fo:language="es" fo:country="ES" style:text-underline-style="none" officeooo:rsid="008e0365" officeooo:paragraph-rsid="008c20f4" style:font-size-asian="10pt" style:font-size-complex="10pt"/>
    </style:style>
    <style:style style:name="P85" style:family="paragraph" style:parent-style-name="Standard">
      <style:text-properties fo:color="#000000" loext:opacity="100%" style:font-name="Calibri" fo:font-size="10pt" fo:language="es" fo:country="ES" style:text-underline-style="none" officeooo:rsid="008fea7f" officeooo:paragraph-rsid="008fea7f" style:font-size-asian="10pt" style:font-size-complex="10pt"/>
    </style:style>
    <style:style style:name="P86" style:family="paragraph" style:parent-style-name="Standard">
      <style:text-properties fo:color="#000000" loext:opacity="100%" style:font-name="Calibri" fo:font-size="10pt" fo:language="es" fo:country="ES" style:text-underline-style="none" officeooo:rsid="009775bf" officeooo:paragraph-rsid="009775bf" style:font-size-asian="10pt" style:font-size-complex="10pt"/>
    </style:style>
    <style:style style:name="P87" style:family="paragraph" style:parent-style-name="Standard">
      <style:text-properties fo:color="#000000" loext:opacity="100%" style:font-name="Calibri" fo:font-size="10pt" fo:language="es" fo:country="ES" style:text-underline-style="none" officeooo:rsid="00983502" officeooo:paragraph-rsid="007fc4f7" style:font-size-asian="10pt" style:font-size-complex="10pt"/>
    </style:style>
    <style:style style:name="P88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1b9de4" officeooo:paragraph-rsid="002aacaa" fo:background-color="transparent" style:font-size-asian="10pt" style:font-weight-asian="normal" style:font-size-complex="10pt" style:font-weight-complex="normal"/>
    </style:style>
    <style:style style:name="P89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1b9de4" officeooo:paragraph-rsid="007fc4f7" fo:background-color="transparent" style:font-size-asian="10pt" style:font-weight-asian="normal" style:font-size-complex="10pt" style:font-weight-complex="normal"/>
    </style:style>
    <style:style style:name="P90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920ea0" officeooo:paragraph-rsid="00920ea0" fo:background-color="transparent" style:font-size-asian="10pt" style:font-weight-asian="normal" style:font-size-complex="10pt" style:font-weight-complex="normal"/>
    </style:style>
    <style:style style:name="P91" style:family="paragraph" style:parent-style-name="Standard">
      <style:text-properties fo:color="#000000" loext:opacity="100%" style:font-name="Calibri" fo:font-size="10pt" fo:language="es" fo:country="ES" officeooo:rsid="001b9de4" officeooo:paragraph-rsid="001e2e5f" style:font-size-asian="10pt" style:font-size-complex="10pt"/>
    </style:style>
    <style:style style:name="P92" style:family="paragraph" style:parent-style-name="Standard">
      <style:text-properties fo:color="#000000" loext:opacity="100%" style:font-name="Calibri" fo:font-size="10pt" fo:language="es" fo:country="ES" officeooo:rsid="009de003" officeooo:paragraph-rsid="009de003" style:font-size-asian="10pt" style:font-size-complex="10pt"/>
    </style:style>
    <style:style style:name="P93" style:family="paragraph" style:parent-style-name="Standard" style:list-style-name="L3">
      <style:text-properties fo:color="#000000" loext:opacity="100%" style:font-name="Calibri" fo:font-size="12pt" fo:language="es" fo:country="ES" style:text-underline-style="none" officeooo:rsid="002aacaa" officeooo:paragraph-rsid="0031ff23" fo:background-color="#dee6ef" style:font-size-asian="10pt" style:font-size-complex="10pt"/>
    </style:style>
    <style:style style:name="P94" style:family="paragraph" style:parent-style-name="Standard" style:list-style-name="L3">
      <style:text-properties fo:color="#000000" loext:opacity="100%" style:font-name="Calibri" fo:font-size="12pt" fo:language="es" fo:country="ES" style:text-underline-style="none" officeooo:rsid="002aacaa" officeooo:paragraph-rsid="006a8fb6" fo:background-color="#dee6ef" style:font-size-asian="10pt" style:font-size-complex="10pt"/>
    </style:style>
    <style:style style:name="P95" style:family="paragraph" style:parent-style-name="Standard" style:list-style-name="L3">
      <style:text-properties fo:color="#000000" loext:opacity="100%" style:font-name="Calibri" fo:font-size="12pt" fo:language="es" fo:country="ES" style:text-underline-style="none" officeooo:rsid="002aacaa" officeooo:paragraph-rsid="0073d141" fo:background-color="#dee6ef" style:font-size-asian="10pt" style:font-size-complex="10pt"/>
    </style:style>
    <style:style style:name="P96" style:family="paragraph" style:parent-style-name="Standard" style:list-style-name="L4">
      <style:text-properties fo:color="#000000" loext:opacity="100%" style:font-name="Calibri" fo:font-size="12pt" fo:language="es" fo:country="ES" style:text-underline-style="none" officeooo:rsid="002aacaa" officeooo:paragraph-rsid="008182d3" fo:background-color="#dee6ef" style:font-size-asian="10pt" style:font-size-complex="10pt"/>
    </style:style>
    <style:style style:name="P97" style:family="paragraph" style:parent-style-name="Standard" style:list-style-name="L4">
      <style:text-properties fo:color="#000000" loext:opacity="100%" style:font-name="Calibri" fo:font-size="12pt" fo:language="es" fo:country="ES" style:text-underline-style="none" officeooo:rsid="002aacaa" officeooo:paragraph-rsid="00831c46" fo:background-color="#dee6ef" style:font-size-asian="10pt" style:font-size-complex="10pt"/>
    </style:style>
    <style:style style:name="P98" style:family="paragraph" style:parent-style-name="Standard" style:list-style-name="L4">
      <style:text-properties fo:color="#000000" loext:opacity="100%" style:font-name="Calibri" fo:font-size="12pt" fo:language="es" fo:country="ES" style:text-underline-style="none" officeooo:rsid="002aacaa" officeooo:paragraph-rsid="0084f1eb" fo:background-color="#dee6ef" style:font-size-asian="10pt" style:font-size-complex="10pt"/>
    </style:style>
    <style:style style:name="P99" style:family="paragraph" style:parent-style-name="Standard" style:list-style-name="L4">
      <style:text-properties fo:color="#000000" loext:opacity="100%" style:font-name="Calibri" fo:font-size="12pt" fo:language="es" fo:country="ES" style:text-underline-style="none" officeooo:rsid="002aacaa" officeooo:paragraph-rsid="0086820e" fo:background-color="#dee6ef" style:font-size-asian="10pt" style:font-size-complex="10pt"/>
    </style:style>
    <style:style style:name="P100" style:family="paragraph" style:parent-style-name="Standard" style:list-style-name="L4">
      <style:text-properties fo:color="#000000" loext:opacity="100%" style:font-name="Calibri" fo:font-size="12pt" fo:language="es" fo:country="ES" style:text-underline-style="none" officeooo:rsid="002aacaa" officeooo:paragraph-rsid="007fc4f7" fo:background-color="#dee6ef" style:font-size-asian="10pt" style:font-size-complex="10pt"/>
    </style:style>
    <style:style style:name="P101" style:family="paragraph" style:parent-style-name="Standard" style:list-style-name="L4">
      <style:text-properties fo:color="#000000" loext:opacity="100%" style:font-name="Calibri" fo:font-size="12pt" fo:language="es" fo:country="ES" style:text-underline-style="none" officeooo:rsid="002c9391" officeooo:paragraph-rsid="00831c46" fo:background-color="#dee6ef" style:font-size-asian="10pt" style:font-size-complex="10pt"/>
    </style:style>
    <style:style style:name="P102" style:family="paragraph" style:parent-style-name="Standard" style:list-style-name="L2">
      <style:text-properties officeooo:paragraph-rsid="006a8fb6"/>
    </style:style>
    <style:style style:name="P103" style:family="paragraph" style:parent-style-name="Standard">
      <style:text-properties style:font-name="Calibri" fo:font-size="10pt" fo:font-weight="normal" officeooo:rsid="0012cd11" officeooo:paragraph-rsid="005135ac" style:font-size-asian="10pt" style:font-weight-asian="normal" style:font-size-complex="10pt" style:font-weight-complex="normal"/>
    </style:style>
    <style:style style:name="P104" style:family="paragraph" style:parent-style-name="Standard">
      <style:text-properties style:use-window-font-color="true" loext:opacity="0%" style:font-name="Calibri" fo:font-size="12pt" fo:language="es" fo:country="ES" style:text-underline-style="none" officeooo:rsid="002a7c96" officeooo:paragraph-rsid="002a7c96" fo:background-color="transparent" style:font-size-asian="10pt" style:font-size-complex="10pt"/>
    </style:style>
    <style:style style:name="P105" style:family="paragraph" style:parent-style-name="Standard">
      <style:text-properties fo:color="#ff0000" loext:opacity="100%" style:font-name="Calibri" fo:font-size="10pt" fo:language="es" fo:country="ES" style:text-underline-style="none" officeooo:rsid="001e2e5f" officeooo:paragraph-rsid="001e2e5f" style:font-size-asian="10pt" style:font-size-complex="10pt"/>
    </style:style>
    <style:style style:name="P106" style:family="paragraph" style:parent-style-name="Standard">
      <style:text-properties fo:color="#00b000" loext:opacity="100%" style:font-name="Calibri" fo:font-size="10pt" fo:language="es" fo:country="ES" style:text-underline-style="none" fo:font-weight="normal" officeooo:rsid="001e2e5f" officeooo:paragraph-rsid="008b523e" fo:background-color="transparent" style:font-size-asian="10pt" style:font-weight-asian="normal" style:font-size-complex="10pt" style:font-weight-complex="normal"/>
    </style:style>
    <style:style style:name="P107" style:family="paragraph" style:parent-style-name="Standard">
      <style:text-properties fo:color="#666666" loext:opacity="100%" style:font-name="Calibri" fo:font-size="10pt" fo:language="es" fo:country="ES" style:text-underline-style="none" officeooo:rsid="008c20f4" officeooo:paragraph-rsid="008c20f4" style:font-size-asian="10pt" style:font-size-complex="10pt"/>
    </style:style>
    <style:style style:name="P108" style:family="paragraph" style:parent-style-name="Standard">
      <style:text-properties fo:color="#666666" loext:opacity="100%" style:font-name="Calibri" fo:font-size="10pt" fo:language="es" fo:country="ES" style:text-underline-style="none" officeooo:rsid="00517cc4" officeooo:paragraph-rsid="008c20f4" style:font-size-asian="10pt" style:font-size-complex="10pt"/>
    </style:style>
    <style:style style:name="P109" style:family="paragraph" style:parent-style-name="Standard">
      <style:text-properties fo:color="#666666" loext:opacity="100%" style:font-name="Calibri" fo:font-size="10pt" fo:language="es" fo:country="ES" style:text-underline-style="none" officeooo:rsid="00517cc4" officeooo:paragraph-rsid="008b7940" style:font-size-asian="10pt" style:font-size-complex="10pt"/>
    </style:style>
    <style:style style:name="P110" style:family="paragraph" style:parent-style-name="Standard">
      <style:text-properties fo:color="#666666" loext:opacity="100%" style:font-name="Calibri" fo:font-size="10pt" fo:language="es" fo:country="ES" style:text-underline-style="none" officeooo:rsid="001e2e5f" officeooo:paragraph-rsid="007fc4f7" style:font-size-asian="10pt" style:font-size-complex="10pt"/>
    </style:style>
    <style:style style:name="P111" style:family="paragraph" style:parent-style-name="Standard">
      <style:text-properties fo:color="#666666" loext:opacity="100%" style:font-name="Calibri" fo:font-size="10pt" fo:language="es" fo:country="ES" style:text-underline-style="none" officeooo:rsid="001e2e5f" officeooo:paragraph-rsid="008b3007" style:font-size-asian="10pt" style:font-size-complex="10pt"/>
    </style:style>
    <style:style style:name="P112" style:family="paragraph" style:parent-style-name="Standard">
      <style:text-properties fo:color="#666666" loext:opacity="100%" style:font-name="Calibri" fo:font-size="10pt" fo:language="es" fo:country="ES" style:text-underline-style="none" officeooo:rsid="001e2e5f" officeooo:paragraph-rsid="0089b308" style:font-size-asian="10pt" style:font-size-complex="10pt"/>
    </style:style>
    <style:style style:name="P113" style:family="paragraph" style:parent-style-name="Standard">
      <style:text-properties fo:color="#666666" loext:opacity="100%" style:font-name="Calibri" fo:font-size="10pt" fo:language="es" fo:country="ES" style:text-underline-style="none" officeooo:rsid="001e2e5f" officeooo:paragraph-rsid="008b523e" style:font-size-asian="10pt" style:font-size-complex="10pt"/>
    </style:style>
    <style:style style:name="P114" style:family="paragraph" style:parent-style-name="Standard">
      <style:text-properties fo:color="#666666" loext:opacity="100%" style:font-name="Calibri" fo:font-size="10pt" fo:language="es" fo:country="ES" style:text-underline-style="none" officeooo:rsid="001e2e5f" officeooo:paragraph-rsid="00885bf3" style:font-size-asian="10pt" style:font-size-complex="10pt"/>
    </style:style>
    <style:style style:name="P115" style:family="paragraph" style:parent-style-name="Standard">
      <style:text-properties fo:color="#666666" loext:opacity="100%" style:font-name="Calibri" fo:font-size="10pt" fo:language="es" fo:country="ES" style:text-underline-style="none" officeooo:rsid="001e2e5f" officeooo:paragraph-rsid="006a8fb6" style:font-size-asian="10pt" style:font-size-complex="10pt"/>
    </style:style>
    <style:style style:name="P116" style:family="paragraph" style:parent-style-name="Standard">
      <style:text-properties fo:color="#666666" loext:opacity="100%" style:font-name="Calibri" fo:font-size="10pt" fo:language="es" fo:country="ES" style:text-underline-style="none" officeooo:rsid="001e2e5f" officeooo:paragraph-rsid="007216a1" style:font-size-asian="10pt" style:font-size-complex="10pt"/>
    </style:style>
    <style:style style:name="P117" style:family="paragraph" style:parent-style-name="Standard">
      <style:text-properties fo:color="#666666" loext:opacity="100%" style:font-name="Calibri" fo:font-size="10pt" fo:language="es" fo:country="ES" style:text-underline-style="none" officeooo:rsid="001e2e5f" officeooo:paragraph-rsid="001e2e5f" style:font-size-asian="10pt" style:font-size-complex="10pt"/>
    </style:style>
    <style:style style:name="P118" style:family="paragraph" style:parent-style-name="Standard">
      <style:text-properties fo:color="#666666" loext:opacity="100%" style:font-name="Calibri" fo:font-size="10pt" fo:language="es" fo:country="ES" style:text-underline-style="none" officeooo:rsid="001e2e5f" officeooo:paragraph-rsid="006d3398" style:font-size-asian="10pt" style:font-size-complex="10pt"/>
    </style:style>
    <style:style style:name="P119" style:family="paragraph" style:parent-style-name="Standard">
      <style:text-properties fo:color="#666666" loext:opacity="100%" style:font-name="Calibri" fo:font-size="10pt" fo:language="es" fo:country="ES" style:text-underline-style="none" officeooo:rsid="001e2e5f" officeooo:paragraph-rsid="006eef20" style:font-size-asian="10pt" style:font-size-complex="10pt"/>
    </style:style>
    <style:style style:name="P120" style:family="paragraph" style:parent-style-name="Standard">
      <style:text-properties fo:color="#666666" loext:opacity="100%" style:font-name="Calibri" fo:font-size="10pt" fo:language="es" fo:country="ES" style:text-underline-style="none" officeooo:rsid="006eef20" officeooo:paragraph-rsid="007216a1" style:font-size-asian="10pt" style:font-size-complex="10pt"/>
    </style:style>
    <style:style style:name="P121" style:family="paragraph" style:parent-style-name="Standard">
      <style:text-properties fo:color="#666666" loext:opacity="100%" style:font-name="Calibri" fo:font-size="10pt" fo:language="es" fo:country="ES" style:text-underline-style="none" officeooo:rsid="006a8fb6" officeooo:paragraph-rsid="006a8fb6" style:font-size-asian="10pt" style:font-size-complex="10pt"/>
    </style:style>
    <style:style style:name="P122" style:family="paragraph" style:parent-style-name="Standard">
      <style:text-properties fo:color="#666666" loext:opacity="100%" style:font-name="Calibri" fo:font-size="10pt" fo:language="es" fo:country="ES" style:text-underline-style="none" fo:font-weight="normal" officeooo:rsid="001b9de4" officeooo:paragraph-rsid="007fc4f7" fo:background-color="transparent" style:font-size-asian="10pt" style:font-weight-asian="normal" style:font-size-complex="10pt" style:font-weight-complex="normal"/>
    </style:style>
    <style:style style:name="P123" style:family="paragraph" style:parent-style-name="Standard">
      <style:text-properties fo:color="#666666" loext:opacity="100%" style:font-name="Calibri" fo:font-size="10pt" fo:language="es" fo:country="ES" style:text-underline-style="none" fo:font-weight="normal" officeooo:rsid="001e2e5f" officeooo:paragraph-rsid="006a8fb6" style:font-size-asian="10pt" style:font-weight-asian="normal" style:font-size-complex="10pt" style:font-weight-complex="normal"/>
    </style:style>
    <style:style style:name="P124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fo:color="#000000" loext:opacity="100%" style:font-name="Calibri1" fo:font-size="12pt" fo:language="es" fo:country="ES" fo:font-style="normal" style:text-underline-style="none" fo:font-weight="normal" officeooo:rsid="0152d521" officeooo:paragraph-rsid="001e2e5f" fo:background-color="#dee6ef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fo:color="#000000" loext:opacity="100%" style:font-name="Calibri1" fo:font-size="12pt" fo:language="es" fo:country="ES" style:text-underline-style="none" officeooo:rsid="0152d521" officeooo:paragraph-rsid="0040ed84" style:font-size-asian="12pt" style:font-size-complex="12pt"/>
    </style:style>
    <style:style style:name="T1" style:family="text">
      <style:text-properties fo:text-transform="uppercase" fo:font-size="11pt" fo:font-weight="bold" officeooo:rsid="013be9f4" style:font-size-asian="11pt" style:font-weight-asian="bold" style:font-size-complex="11pt" style:font-weight-complex="bold"/>
    </style:style>
    <style:style style:name="T2" style:family="text">
      <style:text-properties fo:text-transform="uppercase" fo:font-size="11pt" fo:font-weight="bold" officeooo:rsid="0028f140" style:font-size-asian="11pt" style:font-weight-asian="bold" style:font-size-complex="11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0caee2" style:font-size-asian="11pt" style:font-weight-asian="bold" style:font-size-complex="11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2cd11" style:font-weight-asian="bold" style:font-weight-complex="bold"/>
    </style:style>
    <style:style style:name="T7" style:family="text">
      <style:text-properties fo:font-weight="bold" officeooo:rsid="006666f1" style:font-weight-asian="bold" style:font-weight-complex="bold"/>
    </style:style>
    <style:style style:name="T8" style:family="text">
      <style:text-properties fo:font-weight="bold" officeooo:rsid="006aa796" style:font-weight-asian="bold" style:font-weight-complex="bold"/>
    </style:style>
    <style:style style:name="T9" style:family="text">
      <style:text-properties fo:font-weight="bold" officeooo:rsid="006c583a" style:font-weight-asian="bold" style:font-weight-complex="bold"/>
    </style:style>
    <style:style style:name="T10" style:family="text">
      <style:text-properties fo:font-weight="bold" officeooo:rsid="006eef20" style:font-weight-asian="bold" style:font-weight-complex="bold"/>
    </style:style>
    <style:style style:name="T11" style:family="text">
      <style:text-properties fo:font-weight="bold" officeooo:rsid="006a8fb6" style:font-weight-asian="bold" style:font-weight-complex="bold"/>
    </style:style>
    <style:style style:name="T12" style:family="text">
      <style:text-properties fo:font-weight="bold" officeooo:rsid="007216a1" style:font-weight-asian="bold" style:font-weight-complex="bold"/>
    </style:style>
    <style:style style:name="T13" style:family="text">
      <style:text-properties fo:font-weight="bold" officeooo:rsid="0089b308" style:font-weight-asian="bold" style:font-weight-complex="bold"/>
    </style:style>
    <style:style style:name="T14" style:family="text">
      <style:text-properties fo:font-weight="bold" officeooo:rsid="008ad581" style:font-weight-asian="bold" style:font-weight-complex="bold"/>
    </style:style>
    <style:style style:name="T15" style:family="text">
      <style:text-properties fo:font-weight="bold" officeooo:rsid="008b3007" style:font-weight-asian="bold" style:font-weight-complex="bold"/>
    </style:style>
    <style:style style:name="T16" style:family="text">
      <style:text-properties fo:font-weight="bold" officeooo:rsid="008e0365" style:font-weight-asian="bold" style:font-weight-complex="bold"/>
    </style:style>
    <style:style style:name="T17" style:family="text">
      <style:text-properties fo:font-weight="bold" officeooo:rsid="00983502" style:font-weight-asian="bold" style:font-weight-complex="bold"/>
    </style:style>
    <style:style style:name="T18" style:family="text">
      <style:text-properties fo:font-weight="bold" officeooo:rsid="00885bf3" style:font-weight-asian="bold" style:font-weight-complex="bold"/>
    </style:style>
    <style:style style:name="T19" style:family="text">
      <style:text-properties fo:font-weight="bold" fo:background-color="transparent" loext:char-shading-value="0" style:font-weight-asian="bold" style:font-weight-complex="bold"/>
    </style:style>
    <style:style style:name="T20" style:family="text">
      <style:text-properties fo:font-weight="bold" officeooo:rsid="008b7940" fo:background-color="transparent" loext:char-shading-value="0" style:font-weight-asian="bold" style:font-weight-complex="bold"/>
    </style:style>
    <style:style style:name="T21" style:family="text">
      <style:text-properties fo:font-weight="bold" officeooo:rsid="008c20f4" fo:background-color="transparent" loext:char-shading-value="0" style:font-weight-asian="bold" style:font-weight-complex="bold"/>
    </style:style>
    <style:style style:name="T22" style:family="text">
      <style:text-properties fo:font-weight="bold" officeooo:rsid="008e0365" fo:background-color="transparent" loext:char-shading-value="0" style:font-weight-asian="bold" style:font-weight-complex="bold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officeooo:rsid="0012cd11"/>
    </style:style>
    <style:style style:name="T25" style:family="text">
      <style:text-properties style:text-underline-style="solid" style:text-underline-width="auto" style:text-underline-color="font-color" officeooo:rsid="00171d44"/>
    </style:style>
    <style:style style:name="T26" style:family="text">
      <style:text-properties style:text-underline-style="solid" style:text-underline-width="auto" style:text-underline-color="font-color" officeooo:rsid="0017ed36"/>
    </style:style>
    <style:style style:name="T27" style:family="text">
      <style:text-properties style:text-underline-style="solid" style:text-underline-width="auto" style:text-underline-color="font-color" officeooo:rsid="009a5505"/>
    </style:style>
    <style:style style:name="T28" style:family="text">
      <style:text-properties style:text-underline-style="solid" style:text-underline-width="auto" style:text-underline-color="font-color" officeooo:rsid="009c8cc4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officeooo:rsid="001ccad3"/>
    </style:style>
    <style:style style:name="T31" style:family="text">
      <style:text-properties style:text-underline-style="none" officeooo:rsid="001e2e5f"/>
    </style:style>
    <style:style style:name="T32" style:family="text">
      <style:text-properties style:text-underline-style="none" style:font-size-asian="10pt" style:font-size-complex="10pt"/>
    </style:style>
    <style:style style:name="T33" style:family="text">
      <style:text-properties style:text-underline-style="none" officeooo:rsid="001e2e5f" style:font-size-asian="10pt" style:font-size-complex="10pt"/>
    </style:style>
    <style:style style:name="T34" style:family="text">
      <style:text-properties style:text-underline-style="none" officeooo:rsid="001ccad3" style:font-size-asian="10pt" style:font-size-complex="10pt"/>
    </style:style>
    <style:style style:name="T35" style:family="text">
      <style:text-properties style:text-underline-style="none" officeooo:rsid="0044e981" style:font-size-asian="10pt" style:font-size-complex="10pt"/>
    </style:style>
    <style:style style:name="T36" style:family="text">
      <style:text-properties style:text-underline-style="none" officeooo:rsid="0046d874" style:font-size-asian="10pt" style:font-size-complex="10pt"/>
    </style:style>
    <style:style style:name="T37" style:family="text">
      <style:text-properties style:text-underline-style="none" officeooo:rsid="0050c18e" style:font-size-asian="10pt" style:font-size-complex="10pt"/>
    </style:style>
    <style:style style:name="T38" style:family="text">
      <style:text-properties style:text-underline-style="none" officeooo:rsid="004f9496" style:font-size-asian="10pt" style:font-size-complex="10pt"/>
    </style:style>
    <style:style style:name="T39" style:family="text">
      <style:text-properties style:text-underline-style="none" officeooo:rsid="006644e1" style:font-size-asian="10pt" style:font-size-complex="10pt"/>
    </style:style>
    <style:style style:name="T40" style:family="text">
      <style:text-properties style:text-underline-style="none" officeooo:rsid="0075dcdd" style:font-size-asian="10pt" style:font-size-complex="10pt"/>
    </style:style>
    <style:style style:name="T41" style:family="text">
      <style:text-properties style:text-underline-style="none" fo:font-weight="bold" style:font-size-asian="10pt" style:font-weight-asian="bold" style:font-size-complex="10pt" style:font-weight-complex="bold"/>
    </style:style>
    <style:style style:name="T42" style:family="text">
      <style:text-properties style:text-underline-style="none" fo:font-weight="bold" officeooo:rsid="0046d874" style:font-size-asian="10pt" style:font-weight-asian="bold" style:font-size-complex="10pt" style:font-weight-complex="bold"/>
    </style:style>
    <style:style style:name="T43" style:family="text">
      <style:text-properties style:text-underline-style="none" fo:font-weight="bold" style:font-weight-asian="bold" style:font-weight-complex="bold"/>
    </style:style>
    <style:style style:name="T44" style:family="text">
      <style:text-properties style:text-underline-style="none" fo:font-weight="bold" officeooo:rsid="001e2e5f" style:font-weight-asian="bold" style:font-weight-complex="bold"/>
    </style:style>
    <style:style style:name="T45" style:family="text">
      <style:text-properties style:text-underline-style="none" officeooo:rsid="004c7653"/>
    </style:style>
    <style:style style:name="T46" style:family="text">
      <style:text-properties style:text-underline-style="none" officeooo:rsid="006644e1"/>
    </style:style>
    <style:style style:name="T47" style:family="text">
      <style:text-properties style:text-underline-style="none" officeooo:rsid="0050c18e"/>
    </style:style>
    <style:style style:name="T48" style:family="text">
      <style:text-properties style:text-underline-style="none" officeooo:rsid="004f9496"/>
    </style:style>
    <style:style style:name="T49" style:family="text">
      <style:text-properties style:text-underline-style="none" officeooo:rsid="0068ec86"/>
    </style:style>
    <style:style style:name="T50" style:family="text">
      <style:text-properties style:text-underline-style="none" officeooo:rsid="0012cd11"/>
    </style:style>
    <style:style style:name="T51" style:family="text">
      <style:text-properties style:text-underline-style="none" officeooo:rsid="007f6503"/>
    </style:style>
    <style:style style:name="T52" style:family="text">
      <style:text-properties officeooo:rsid="001e2e5f"/>
    </style:style>
    <style:style style:name="T53" style:family="text">
      <style:text-properties style:use-window-font-color="true" loext:opacity="0%" fo:background-color="#ffff00" loext:char-shading-value="0"/>
    </style:style>
    <style:style style:name="T54" style:family="text">
      <style:text-properties style:use-window-font-color="true" loext:opacity="0%" officeooo:rsid="002e11d9" fo:background-color="#ffff00" loext:char-shading-value="0"/>
    </style:style>
    <style:style style:name="T55" style:family="text">
      <style:text-properties officeooo:rsid="002c9391"/>
    </style:style>
    <style:style style:name="T56" style:family="text">
      <style:text-properties officeooo:rsid="002c9391"/>
    </style:style>
    <style:style style:name="T57" style:family="text">
      <style:text-properties officeooo:rsid="0031ff23"/>
    </style:style>
    <style:style style:name="T58" style:family="text">
      <style:text-properties fo:color="#000000" loext:opacity="100%" style:font-name="Calibri" fo:font-size="12pt" fo:language="es" fo:country="ES" style:text-underline-style="none" fo:font-weight="normal" officeooo:rsid="002aacaa" fo:background-color="#dee6ef" loext:char-shading-value="0" style:font-size-asian="10pt" style:font-weight-asian="normal" style:font-size-complex="10pt" style:font-weight-complex="normal"/>
    </style:style>
    <style:style style:name="T59" style:family="text">
      <style:text-properties fo:color="#000000" loext:opacity="100%" style:font-name="Calibri" fo:font-size="12pt" fo:language="es" fo:country="ES" style:text-underline-style="none" fo:font-weight="normal" officeooo:rsid="002c9391" fo:background-color="#dee6ef" loext:char-shading-value="0" style:font-size-asian="10pt" style:font-weight-asian="normal" style:font-size-complex="10pt" style:font-weight-complex="normal"/>
    </style:style>
    <style:style style:name="T60" style:family="text">
      <style:text-properties fo:color="#000000" loext:opacity="100%" fo:language="es" fo:country="ES" style:text-underline-style="none" officeooo:rsid="001b4e1f" fo:background-color="transparent" loext:char-shading-value="0"/>
    </style:style>
    <style:style style:name="T61" style:family="text">
      <style:text-properties fo:color="#000000" loext:opacity="100%" fo:language="es" fo:country="ES" style:text-underline-style="none" officeooo:rsid="001d9f94" fo:background-color="transparent" loext:char-shading-value="0"/>
    </style:style>
    <style:style style:name="T62" style:family="text">
      <style:text-properties style:font-name="Calibri1" fo:font-style="normal" fo:font-weight="normal" officeooo:rsid="0152d521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font-name="Calibri1" fo:font-style="normal" fo:font-weight="normal" officeooo:rsid="0040ed84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text-underline-style="long-dash" style:text-underline-width="auto" style:text-underline-color="font-color" officeooo:rsid="0012cd11"/>
    </style:style>
    <style:style style:name="T65" style:family="text">
      <style:text-properties style:text-underline-style="long-dash" style:text-underline-width="auto" style:text-underline-color="font-color" officeooo:rsid="001b25a6"/>
    </style:style>
    <style:style style:name="T66" style:family="text">
      <style:text-properties officeooo:rsid="0012cd11"/>
    </style:style>
    <style:style style:name="T67" style:family="text">
      <style:text-properties officeooo:rsid="00171d44"/>
    </style:style>
    <style:style style:name="T68" style:family="text">
      <style:text-properties officeooo:rsid="0044e981"/>
    </style:style>
    <style:style style:name="T69" style:family="text">
      <style:text-properties style:text-underline-style="solid" style:text-underline-type="double" style:text-underline-width="auto" style:text-underline-color="font-color" officeooo:rsid="0016f7a1"/>
    </style:style>
    <style:style style:name="T70" style:family="text">
      <style:text-properties style:text-underline-style="solid" style:text-underline-type="double" style:text-underline-width="auto" style:text-underline-color="font-color" officeooo:rsid="00154975"/>
    </style:style>
    <style:style style:name="T71" style:family="text">
      <style:text-properties style:text-underline-style="solid" style:text-underline-type="double" style:text-underline-width="auto" style:text-underline-color="font-color" officeooo:rsid="001b25a6"/>
    </style:style>
    <style:style style:name="T72" style:family="text">
      <style:text-properties style:text-underline-style="solid" style:text-underline-type="double" style:text-underline-width="auto" style:text-underline-color="font-color" officeooo:rsid="001b4e1f"/>
    </style:style>
    <style:style style:name="T73" style:family="text">
      <style:text-properties style:text-underline-style="solid" style:text-underline-type="double" style:text-underline-width="auto" style:text-underline-color="font-color" officeooo:rsid="00195f78"/>
    </style:style>
    <style:style style:name="T74" style:family="text">
      <style:text-properties officeooo:rsid="0016f7a1"/>
    </style:style>
    <style:style style:name="T75" style:family="text">
      <style:text-properties officeooo:rsid="00154975"/>
    </style:style>
    <style:style style:name="T76" style:family="text">
      <style:text-properties officeooo:rsid="0017ed36"/>
    </style:style>
    <style:style style:name="T77" style:family="text">
      <style:text-properties officeooo:rsid="001d9f94"/>
    </style:style>
    <style:style style:name="T78" style:family="text">
      <style:text-properties officeooo:rsid="001b25a6"/>
    </style:style>
    <style:style style:name="T79" style:family="text">
      <style:text-properties officeooo:rsid="00218cb3"/>
    </style:style>
    <style:style style:name="T80" style:family="text">
      <style:text-properties officeooo:rsid="001b4e1f"/>
    </style:style>
    <style:style style:name="T81" style:family="text">
      <style:text-properties officeooo:rsid="00203599"/>
    </style:style>
    <style:style style:name="T82" style:family="text">
      <style:text-properties officeooo:rsid="0046d874"/>
    </style:style>
    <style:style style:name="T83" style:family="text">
      <style:text-properties officeooo:rsid="00485878"/>
    </style:style>
    <style:style style:name="T84" style:family="text">
      <style:text-properties officeooo:rsid="004a31ad"/>
    </style:style>
    <style:style style:name="T85" style:family="text">
      <style:text-properties officeooo:rsid="004f9496"/>
    </style:style>
    <style:style style:name="T86" style:family="text">
      <style:text-properties officeooo:rsid="004f9496" fo:background-color="#ffff00" loext:char-shading-value="0"/>
    </style:style>
    <style:style style:name="T87" style:family="text">
      <style:text-properties officeooo:rsid="006a8fb6" fo:background-color="#ffff00" loext:char-shading-value="0"/>
    </style:style>
    <style:style style:name="T88" style:family="text">
      <style:text-properties officeooo:rsid="006aa796" fo:background-color="#ffff00" loext:char-shading-value="0"/>
    </style:style>
    <style:style style:name="T89" style:family="text">
      <style:text-properties officeooo:rsid="006eef20" fo:background-color="#ffff00" loext:char-shading-value="0"/>
    </style:style>
    <style:style style:name="T90" style:family="text">
      <style:text-properties officeooo:rsid="0073d141" fo:background-color="#ffff00" loext:char-shading-value="0"/>
    </style:style>
    <style:style style:name="T91" style:family="text">
      <style:text-properties officeooo:rsid="006c583a" fo:background-color="#ffff00" loext:char-shading-value="0"/>
    </style:style>
    <style:style style:name="T92" style:family="text">
      <style:text-properties officeooo:rsid="008ad581" fo:background-color="#ffff00" loext:char-shading-value="0"/>
    </style:style>
    <style:style style:name="T93" style:family="text">
      <style:text-properties officeooo:rsid="00983502" fo:background-color="#ffff00" loext:char-shading-value="0"/>
    </style:style>
    <style:style style:name="T94" style:family="text">
      <style:text-properties fo:font-style="normal" fo:font-weight="normal" fo:background-color="#dee6ef" loext:char-shading-value="0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40ed84" fo:background-color="#dee6ef" loext:char-shading-value="0" style:font-style-asian="normal" style:font-weight-asian="normal" style:font-style-complex="normal" style:font-weight-complex="normal"/>
    </style:style>
    <style:style style:name="T96" style:family="text">
      <style:text-properties officeooo:rsid="006666f1"/>
    </style:style>
    <style:style style:name="T97" style:family="text">
      <style:text-properties officeooo:rsid="006a8fb6"/>
    </style:style>
    <style:style style:name="T98" style:family="text">
      <style:text-properties officeooo:rsid="00517cc4"/>
    </style:style>
    <style:style style:name="T99" style:family="text">
      <style:text-properties officeooo:rsid="006aa796"/>
    </style:style>
    <style:style style:name="T100" style:family="text">
      <style:text-properties fo:font-weight="normal" officeooo:rsid="006eef20" style:font-weight-asian="normal" style:font-weight-complex="normal"/>
    </style:style>
    <style:style style:name="T101" style:family="text">
      <style:text-properties fo:font-weight="normal" fo:background-color="transparent" loext:char-shading-value="0" style:font-weight-asian="normal" style:font-weight-complex="normal"/>
    </style:style>
    <style:style style:name="T102" style:family="text">
      <style:text-properties fo:font-weight="normal" officeooo:rsid="00517cc4" fo:background-color="transparent" loext:char-shading-value="0" style:font-weight-asian="normal" style:font-weight-complex="normal"/>
    </style:style>
    <style:style style:name="T103" style:family="text">
      <style:text-properties fo:font-weight="normal" officeooo:rsid="008b523e" fo:background-color="transparent" loext:char-shading-value="0" style:font-weight-asian="normal" style:font-weight-complex="normal"/>
    </style:style>
    <style:style style:name="T104" style:family="text">
      <style:text-properties fo:font-weight="normal" officeooo:rsid="008b7940" fo:background-color="transparent" loext:char-shading-value="0" style:font-weight-asian="normal" style:font-weight-complex="normal"/>
    </style:style>
    <style:style style:name="T105" style:family="text">
      <style:text-properties fo:font-weight="normal" officeooo:rsid="008c20f4" fo:background-color="transparent" loext:char-shading-value="0" style:font-weight-asian="normal" style:font-weight-complex="normal"/>
    </style:style>
    <style:style style:name="T106" style:family="text">
      <style:text-properties fo:font-weight="normal" officeooo:rsid="008e0365" fo:background-color="transparent" loext:char-shading-value="0" style:font-weight-asian="normal" style:font-weight-complex="normal"/>
    </style:style>
    <style:style style:name="T107" style:family="text">
      <style:text-properties fo:font-weight="normal" fo:background-color="#00dc00" loext:char-shading-value="0" style:font-weight-asian="normal" style:font-weight-complex="normal"/>
    </style:style>
    <style:style style:name="T108" style:family="text">
      <style:text-properties fo:font-weight="normal" officeooo:rsid="008b7940" fo:background-color="#00dc00" loext:char-shading-value="0" style:font-weight-asian="normal" style:font-weight-complex="normal"/>
    </style:style>
    <style:style style:name="T109" style:family="text">
      <style:text-properties officeooo:rsid="006c583a"/>
    </style:style>
    <style:style style:name="T110" style:family="text">
      <style:text-properties officeooo:rsid="006d3398"/>
    </style:style>
    <style:style style:name="T111" style:family="text">
      <style:text-properties officeooo:rsid="006eef20"/>
    </style:style>
    <style:style style:name="T112" style:family="text">
      <style:text-properties officeooo:rsid="0070d8b2"/>
    </style:style>
    <style:style style:name="T113" style:family="text">
      <style:text-properties officeooo:rsid="007216a1"/>
    </style:style>
    <style:style style:name="T114" style:family="text">
      <style:text-properties officeooo:rsid="0073756f"/>
    </style:style>
    <style:style style:name="T115" style:family="text">
      <style:text-properties officeooo:rsid="0073d141"/>
    </style:style>
    <style:style style:name="T116" style:family="text">
      <style:text-properties officeooo:rsid="00745d06"/>
    </style:style>
    <style:style style:name="T117" style:family="text">
      <style:text-properties officeooo:rsid="007ba257"/>
    </style:style>
    <style:style style:name="T118" style:family="text">
      <style:text-properties officeooo:rsid="007c2ce9"/>
    </style:style>
    <style:style style:name="T119" style:family="text">
      <style:text-properties officeooo:rsid="007ee094"/>
    </style:style>
    <style:style style:name="T120" style:family="text">
      <style:text-properties officeooo:rsid="007f6503"/>
    </style:style>
    <style:style style:name="T121" style:family="text">
      <style:text-properties officeooo:rsid="007fc4f7"/>
    </style:style>
    <style:style style:name="T122" style:family="text">
      <style:text-properties officeooo:rsid="00885bf3"/>
    </style:style>
    <style:style style:name="T123" style:family="text">
      <style:text-properties officeooo:rsid="0089b308"/>
    </style:style>
    <style:style style:name="T124" style:family="text">
      <style:text-properties officeooo:rsid="008ad581"/>
    </style:style>
    <style:style style:name="T125" style:family="text"/>
    <style:style style:name="T126" style:family="text">
      <style:text-properties officeooo:rsid="008b3007"/>
    </style:style>
    <style:style style:name="T127" style:family="text">
      <style:text-properties fo:color="#0062c4" loext:opacity="100%" officeooo:rsid="0089b308"/>
    </style:style>
    <style:style style:name="T128" style:family="text">
      <style:text-properties officeooo:rsid="008b523e"/>
    </style:style>
    <style:style style:name="T129" style:family="text">
      <style:text-properties officeooo:rsid="008b7940"/>
    </style:style>
    <style:style style:name="T130" style:family="text">
      <style:text-properties officeooo:rsid="008c20f4"/>
    </style:style>
    <style:style style:name="T131" style:family="text">
      <style:text-properties officeooo:rsid="008c20f4"/>
    </style:style>
    <style:style style:name="T132" style:family="text">
      <style:text-properties fo:color="#666666" loext:opacity="100%"/>
    </style:style>
    <style:style style:name="T133" style:family="text">
      <style:text-properties fo:color="#666666" loext:opacity="100%" fo:font-weight="normal" fo:background-color="transparent" loext:char-shading-value="0" style:font-weight-asian="normal" style:font-weight-complex="normal"/>
    </style:style>
    <style:style style:name="T134" style:family="text">
      <style:text-properties fo:color="#666666" loext:opacity="100%" fo:font-weight="normal" officeooo:rsid="008b7940" fo:background-color="transparent" loext:char-shading-value="0" style:font-weight-asian="normal" style:font-weight-complex="normal"/>
    </style:style>
    <style:style style:name="T135" style:family="text">
      <style:text-properties fo:color="#666666" loext:opacity="100%" fo:font-weight="normal" officeooo:rsid="008c20f4" fo:background-color="transparent" loext:char-shading-value="0" style:font-weight-asian="normal" style:font-weight-complex="normal"/>
    </style:style>
    <style:style style:name="T136" style:family="text">
      <style:text-properties fo:color="#666666" loext:opacity="100%" fo:font-weight="bold" fo:background-color="transparent" loext:char-shading-value="0" style:font-weight-asian="bold" style:font-weight-complex="bold"/>
    </style:style>
    <style:style style:name="T137" style:family="text">
      <style:text-properties fo:color="#666666" loext:opacity="100%" fo:font-weight="bold" officeooo:rsid="008c20f4" fo:background-color="transparent" loext:char-shading-value="0" style:font-weight-asian="bold" style:font-weight-complex="bold"/>
    </style:style>
    <style:style style:name="T138" style:family="text">
      <style:text-properties fo:color="#666666" loext:opacity="100%" fo:font-weight="bold" officeooo:rsid="008b7940" fo:background-color="transparent" loext:char-shading-value="0" style:font-weight-asian="bold" style:font-weight-complex="bold"/>
    </style:style>
    <style:style style:name="T139" style:family="text">
      <style:text-properties fo:color="#666666" loext:opacity="100%" officeooo:rsid="0089b308"/>
    </style:style>
    <style:style style:name="T140" style:family="text">
      <style:text-properties officeooo:rsid="008e0365"/>
    </style:style>
    <style:style style:name="T141" style:family="text">
      <style:text-properties officeooo:rsid="008b523e" fo:background-color="#00dc00" loext:char-shading-value="0"/>
    </style:style>
    <style:style style:name="T142" style:family="text">
      <style:text-properties officeooo:rsid="008fea7f"/>
    </style:style>
    <style:style style:name="T143" style:family="text">
      <style:text-properties officeooo:rsid="00920ea0"/>
    </style:style>
    <style:style style:name="T144" style:family="text">
      <style:text-properties officeooo:rsid="009775bf"/>
    </style:style>
    <style:style style:name="T145" style:family="text">
      <style:text-properties officeooo:rsid="00983502"/>
    </style:style>
    <style:style style:name="T146" style:family="text">
      <style:text-properties officeooo:rsid="0098f536"/>
    </style:style>
    <style:style style:name="T147" style:family="text">
      <style:text-properties officeooo:rsid="009a5505"/>
    </style:style>
    <style:style style:name="T148" style:family="text">
      <style:text-properties officeooo:rsid="009c8cc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SES DE DATOS" text:name="Modulo"/>
        <text:user-field-decl office:value-type="string" office:string-value="ACTIVIDAD EVALUABLE 2" text:name="Tema"/>
      </text:user-field-decls>
      <text:p text:style-name="P73"><text:span text:style-name="T53">[</text:span><text:span text:style-name="T54">5</text:span><text:span text:style-name="T53"> puntos]</text:span> EJERCICIO 1: MODELADO LÓGICO RELACIONAL</text:p>
      <text:list xml:id="list2791827322" text:style-name="L1">
        <text:list-header>
          <text:p text:style-name="P124">Realiza el paso a tablas <text:span text:style-name="T52">en</text:span> tercera forma normal (3FN).</text:p>
        </text:list-header>
      </text:list>
      <text:p text:style-name="P58"><text:span text:style-name="T5">VOTANTE</text:span>(<text:span text:style-name="T23">dni</text:span>, nom_comp, teléfono)</text:p>
      <text:p text:style-name="P58">CP: dni</text:p>
      <text:p text:style-name="P30"/>
      <text:p text:style-name="P14"><text:span text:style-name="T6">ID_DIGITAL</text:span><text:span text:style-name="T66">(</text:span><text:span text:style-name="T24">id</text:span><text:span text:style-name="T66">, password, dir_tipo, dirrecci</text:span><text:span text:style-name="T68">ó</text:span><text:span text:style-name="T66">n, dir_piso, dir_num, </text:span><text:span text:style-name="T50">localidad</text:span><text:span text:style-name="T66">, circunscripción, </text:span><text:span text:style-name="T64">dni </text:span><text:span text:style-name="T66">)</text:span></text:p>
      <text:p text:style-name="P5">CP: id</text:p>
      <text:p text:style-name="P5">CAj: dni → <text:span text:style-name="T83">VOTANTE</text:span> {dni}</text:p>
      <text:p text:style-name="P47">VNN: dni</text:p>
      <text:p text:style-name="P48">UK: dni</text:p>
      <text:p text:style-name="P30"/>
      <text:p text:style-name="P5"><text:span text:style-name="T5">SENADOR</text:span>(<text:span text:style-name="T69">dni_sen</text:span><text:span text:style-name="T74">, circ_presenta, partido, </text:span><text:span text:style-name="T82">num_votos</text:span>)</text:p>
      <text:p text:style-name="P7">CP: dni_sen</text:p>
      <text:p text:style-name="P7">CAj: dni_sen → <text:span text:style-name="T83">VOTANTE</text:span> {dni}</text:p>
      <text:p text:style-name="P43">VNN: circ_presenta</text:p>
      <text:p text:style-name="P33"><text:span text:style-name="T84">Derivado: </text:span>num_votos = filas VOTA_SEN donde aparece SENADOR.dni_sen</text:p>
      <text:p text:style-name="P32">Valores de partido son: “ASIR”, “DAM”, “DAW”, “PHT” y “PRO”.</text:p>
      <text:p text:style-name="P32"/>
      <text:p text:style-name="P5"><text:span text:style-name="T5">VOTA_SEN</text:span>(<text:span text:style-name="T70">id_dig</text:span><text:span text:style-name="T75">, </text:span><text:span text:style-name="T70">dni_sen</text:span>)</text:p>
      <text:p text:style-name="P8">CP: {id_dig, dni_sen}</text:p>
      <text:p text:style-name="P7">CAj: id_dig → ID_DIGITAL {id}</text:p>
      <text:p text:style-name="P43">CAj: dni_sen → <text:span text:style-name="T83">SENADOR</text:span> {dni}</text:p>
      <text:p text:style-name="P34"><text:span text:style-name="T83">Restricci</text:span><text:span text:style-name="T85">ones</text:span><text:span text:style-name="T83"> Adicional</text:span><text:span text:style-name="T85">es</text:span><text:span text:style-name="T83">: </text:span></text:p>
      <text:p text:style-name="P34">ID_DIGITAL.circunscripción = SENADOR.circ_presenta</text:p>
      <text:p text:style-name="P37">id_dig puede repetirse como mucho 3 veces en la tabla</text:p>
      <text:p text:style-name="P30"/>
      <text:p text:style-name="P5"><text:span text:style-name="T5">HORARIO</text:span>(<text:span text:style-name="T25">h_ini</text:span><text:span text:style-name="T67">, </text:span><text:span text:style-name="T25">h_fin</text:span><text:span text:style-name="T67">, </text:span><text:span text:style-name="T25">día</text:span>)</text:p>
      <text:p text:style-name="P44">CP: {h_ini, h_fin, día}</text:p>
      <text:p text:style-name="P31">Restricción adicional: dia &gt;= 03/03/2025 &amp; dia &lt;= 18/03/2025</text:p>
      <text:p text:style-name="P31">Restricción adicional: h_ini &lt; h_fin &amp; h_fin – h_ini &lt;= 2<text:span text:style-name="T120">0000</text:span></text:p>
      <text:p text:style-name="P31"/>
      <text:p text:style-name="P5"><text:span text:style-name="T5">CENTRO</text:span>(<text:span text:style-name="T25">id_centro</text:span><text:span text:style-name="T67">, nom_centro, dir_centro</text:span>)</text:p>
      <text:p text:style-name="P9">CP: id_centro</text:p>
      <text:p text:style-name="P44">UK: {nom_centro, dir_centro}</text:p>
      <text:p text:style-name="P30"/>
      <text:p text:style-name="P6"><text:span text:style-name="T5">INTERVENTOR</text:span>(<text:span text:style-name="T71">dni_int</text:span><text:span text:style-name="T78">, </text:span><text:span text:style-name="T65">id_centro</text:span><text:span text:style-name="T78">, sueldo, </text:span><text:span text:style-name="T65">int_supervisado</text:span>)</text:p>
      <text:p text:style-name="P11">CP: <text:span text:style-name="T77">dni_int</text:span></text:p>
      <text:p text:style-name="P11">CAj: <text:span text:style-name="T77">dni_int → </text:span><text:span text:style-name="T83">VOTANTE</text:span><text:span text:style-name="T77"> {dni}</text:span></text:p>
      <text:p text:style-name="P11">CAj: <text:span text:style-name="T77">id_centro → </text:span><text:span text:style-name="T83">CENTRO</text:span><text:span text:style-name="T77"> {id_centro} </text:span><text:span text:style-name="T86">B:C</text:span></text:p>
      <text:p text:style-name="P11">CAj: <text:span text:style-name="T77">int_supervisado → </text:span><text:span text:style-name="T83">INTERVENTOR</text:span><text:span text:style-name="T77"> {dni_int}</text:span></text:p>
      <text:p text:style-name="P13">VNN: <text:span text:style-name="T77">sueldo</text:span></text:p>
      <text:p text:style-name="P103"><text:span text:style-name="T60">VNN: </text:span><text:span text:style-name="T61">id_centro</text:span></text:p>
      <text:p text:style-name="P57"/>
      <text:p text:style-name="P6"><text:span text:style-name="T5">ACCIÓN</text:span>(<text:span text:style-name="T26">num_reg</text:span><text:span text:style-name="T76">, desc</text:span><text:span text:style-name="T142">cipcion</text:span><text:span text:style-name="T76">, </text:span><text:span text:style-name="T73">dni_int</text:span>)</text:p>
      <text:p text:style-name="P10">CP: {num_reg, dni_int}</text:p>
      <text:p text:style-name="P45">CAj: dni_int → Interventor {dni}</text:p>
      <text:p text:style-name="P30"/>
      <text:p text:style-name="P5"><text:span text:style-name="T5">PIDE_CITA</text:span>(<text:span text:style-name="T72">dni_votante</text:span><text:span text:style-name="T80">, </text:span><text:span text:style-name="T72">dia</text:span><text:span text:style-name="T80">, </text:span><text:span text:style-name="T72">h_ini</text:span><text:span text:style-name="T80">, </text:span><text:span text:style-name="T72">h_fin</text:span><text:span text:style-name="T80">, </text:span><text:span text:style-name="T72">id_centro</text:span>)</text:p>
      <text:p text:style-name="P12">CP: <text:span text:style-name="T81">{dni_votante, dia, h_ini, h_fin, id_centro}</text:span></text:p>
      <text:p text:style-name="P12">CAj: <text:span text:style-name="T79">dni_votante → </text:span><text:span text:style-name="T83">VOTANTE</text:span><text:span text:style-name="T79"> {dni}</text:span></text:p>
      <text:p text:style-name="P12">CAj: <text:span text:style-name="T79">{dia, h_ini, h_fin} → </text:span><text:span text:style-name="T83">HORARIO</text:span><text:span text:style-name="T79"> {dia, h_ini, h_fin}</text:span></text:p>
      <text:p text:style-name="P46">CAj: <text:span text:style-name="T79">id_centro → </text:span><text:span text:style-name="T83">CENTRO</text:span><text:span text:style-name="T79"> {id_centro}</text:span></text:p>
      <text:p text:style-name="P66"/>
      <text:p text:style-name="P66"/>
      <text:p text:style-name="P66"/>
      <text:p text:style-name="P66"/>
      <text:p text:style-name="P58"><text:soft-page-break/><text:span text:style-name="T5">Restricciones</text:span>:</text:p>
      <text:p text:style-name="P49"/>
      <text:p text:style-name="P61"><text:span text:style-name="T33">(</text:span><text:span text:style-name="T34">1</text:span><text:span text:style-name="T33">) </text:span><text:span text:style-name="T35">num_votos</text:span><text:span text:style-name="T33"> → </text:span><text:span text:style-name="T36">num_votos se calcula contando las veces que dni_sen aparece en la tabla </text:span><text:span text:style-name="T42">VOTA_SEN</text:span><text:span text:style-name="T36"> (los votos que ha recibido dicho Senador). num_votos no se elimina porque se considera imprescindible para llevar la cuenta fácilmente, pero se traslada al Senador como atributo porque no depende de la </text:span><text:span text:style-name="T42">ID_DIG</text:span><text:span text:style-name="T36"> que lo vote.</text:span></text:p>
      <text:p text:style-name="P51"/>
      <text:p text:style-name="P62"><text:span text:style-name="T36">(</text:span><text:span text:style-name="T39">2</text:span><text:span text:style-name="T32">) Una localidad sólo puede </text:span><text:span text:style-name="T40">aparecer junto con </text:span><text:span text:style-name="T32">una circunscripción. </text:span><text:span text:style-name="T37">Pero una circunscripción puede </text:span><text:span text:style-name="T40">aparecer con</text:span><text:span text:style-name="T37"> distintas localidades. </text:span><text:span text:style-name="T40">(Es decir, una localidad pertenece sólo a una circunscripción).</text:span></text:p>
      <text:p text:style-name="P52"/>
      <text:p text:style-name="P54"><text:span text:style-name="T82">(</text:span>3) La <text:span text:style-name="T82">ID_DIGITAL.circunscripción </text:span>y la<text:span text:style-name="T82"> SENADOR.circ_presenta </text:span>deben ser la misma <text:span text:style-name="T96">para que ID_DIGITAL.id y SENADOR.dni_sen aparezcan en </text:span><text:span text:style-name="T7">VOTA_SEN</text:span>.</text:p>
      <text:p text:style-name="P35"/>
      <text:p text:style-name="P59"><text:span text:style-name="T37">(</text:span><text:span text:style-name="T39">4</text:span><text:span text:style-name="T32">) E</text:span><text:span text:style-name="T38">n la tabla </text:span><text:span text:style-name="T41">VOTA_SEN</text:span><text:span text:style-name="T32"> </text:span><text:span text:style-name="T38">id_dig puede repetirse como mucho 3 vece</text:span><text:span text:style-name="T32">s (un mismo ID_DIG puede votar sólo 3 veces).</text:span></text:p>
      <text:p text:style-name="P27"/>
      <text:p text:style-name="P28">(5) <text:span text:style-name="T27">NOTA</text:span><text:span text:style-name="T147">: </text:span>En <text:span text:style-name="T5">HORARIO</text:span> las horas se representan en formato ‘hhmmss’ y esto hace que para representar la restricción de 2 horas de diferencia como máximo el valor a comparar sea 20000 (o lo que es lo mismo 2h 00 min y 00s).</text:p>
      <text:p text:style-name="P28"/>
      <text:p text:style-name="P58"><text:span text:style-name="T30">(</text:span><text:span text:style-name="T51">6</text:span><text:span text:style-name="T30">) </text:span><text:span text:style-name="T44">Pérdida semántica</text:span><text:span text:style-name="T31"> → </text:span><text:span text:style-name="T45">En principio no se produce pérdida semántica porque no se cumple ninguno de los tres supuestos en que ésta se da: no hay ninguna relación ternaria con alguna participación con mínima 1, no hay binarias con alguna participación (1,n), y no hay especializaciones distintas de parcial y solapada (de hecho, la que hay es parcial y solapada). Puesto que no existe pérdida semántica, no son necesarias restricciones de integridad.</text:span></text:p>
      <text:p text:style-name="P58"><text:span text:style-name="T45"/></text:p>
      <text:p text:style-name="P92"><text:span text:style-name="T45">(</text:span><text:span text:style-name="T29">7) </text:span><text:span text:style-name="T23">NOTA</text:span><text:span text:style-name="T29">: Tanto circunscripción como num_votos se habrían eliminado en el paso a 3FN (para circunscripción se habría creado una tabla LOCALIDAD(nom_localidad, circunscripción), y num_votos al tratarse de un derivado, se habría eliminado porque puede calcularse) pero ambos se han mantenido por conveniencia y acorde a los enunciados.</text:span></text:p>
      <text:p text:style-name="P74"><text:span text:style-name="T53">[2 puntos]</text:span> EJERCICIO 2: MODELADO FÍSICO DDL (CREACIÓN DE METADATOS)</text:p>
      <text:list xml:id="list113913859915722" text:continue-numbering="true" text:style-name="L1">
        <text:list-header>
          <text:p text:style-name="P125"><text:span text:style-name="T94">Indica las sentencias necesarias para incorporar las tablas del ejercicio anterior en MySQL. </text:span><text:span text:style-name="T95">Recuerda tener</text:span><text:span text:style-name="T94"> cuidado con el orden de las instrucciones.</text:span></text:p>
        </text:list-header>
      </text:list>
      <text:p text:style-name="P21">CREATE TABLE votante(</text:p>
      <text:p text:style-name="P21">dni VARCHAR(9) PRIMARY KEY,</text:p>
      <text:p text:style-name="P21">nom_comp VARCHAR(90),</text:p>
      <text:p text:style-name="P21">telefono VARCHAR(9)</text:p>
      <text:p text:style-name="P21">);</text:p>
      <text:p text:style-name="P21"/>
      <text:p text:style-name="P21">CREATE TABLE horario(</text:p>
      <text:p text:style-name="P21">h_ini TIME,</text:p>
      <text:p text:style-name="P21">h_fin TIME,</text:p>
      <text:p text:style-name="P21">dia DATE,</text:p>
      <text:p text:style-name="P26">CONSTRAINT hor_dia_ck CHECK (dia &gt;= 20250303 AND dia &lt;= 20250318),</text:p>
      <text:p text:style-name="P21">CONSTRAINT hor_ifd_pk PRIMARY KEY (h_ini, h_fin, dia),</text:p>
      <text:p text:style-name="P21">CONSTRAINT h_inifin_ck CHECK </text:p>
      <text:p text:style-name="P21">(h_ini &lt; h_fin AND h_fin - h_ini &lt;= 2<text:span text:style-name="T119">0000</text:span>)</text:p>
      <text:p text:style-name="P21">);</text:p>
      <text:p text:style-name="P21"/>
      <text:p text:style-name="P21">CREATE TABLE centro(</text:p>
      <text:p text:style-name="P21">id_centro VARCHAR(10) PRIMARY KEY,</text:p>
      <text:p text:style-name="P21">nom_centro VARCHAR(30),</text:p>
      <text:p text:style-name="P21">dir_centro VARCHAR(50),</text:p>
      <text:p text:style-name="P21">CONSTRAINT cen_nomdir_uk UNIQUE (nom_centro, dir_centro)</text:p>
      <text:p text:style-name="P21">);</text:p>
      <text:p text:style-name="P21"/>
      <text:p text:style-name="P21">CREATE TABLE id_digital(</text:p>
      <text:p text:style-name="P21">id VARCHAR(10) PRIMARY KEY,</text:p>
      <text:p text:style-name="P21">password <text:s/>VARCHAR(16),</text:p>
      <text:p text:style-name="P21">dir_tipo <text:s/>VARCHAR(20),</text:p>
      <text:p text:style-name="P21">direccion <text:s/>VARCHAR(30),</text:p>
      <text:p text:style-name="P21">dir_piso INTEGER,</text:p>
      <text:p text:style-name="P21">dir_num INTEGER,</text:p>
      <text:p text:style-name="P21">localidad <text:s/>VARCHAR(30),</text:p>
      <text:p text:style-name="P25">circunscripcion VARCHAR(30),</text:p>
      <text:p text:style-name="P21">dni <text:s/>VARCHAR(9) NOT NULL,</text:p>
      <text:p text:style-name="P21">CONSTRAINT iddi_dni_fk FOREIGN KEY (dni)</text:p>
      <text:p text:style-name="P21">REFERENCES votante (dni),</text:p>
      <text:p text:style-name="P21">CONSTRAINT iddi_dni_uk UNIQUE(dni)</text:p>
      <text:p text:style-name="P21">);</text:p>
      <text:p text:style-name="P21"/>
      <text:p text:style-name="P21">CREATE TABLE senador(</text:p>
      <text:p text:style-name="P21">dni_sen VARCHAR(9) PRIMARY KEY,</text:p>
      <text:p text:style-name="P21">circ_presenta VARCHAR(<text:span text:style-name="T117">30</text:span>) NOT NULL,</text:p>
      <text:p text:style-name="P21">partido VARCHAR(<text:span text:style-name="T118">4</text:span>),</text:p>
      <text:p text:style-name="P21">num_votos INTEGER,</text:p>
      <text:p text:style-name="P21">CONSTRAINT sen_dni_fk FOREIGN KEY (dni_sen)</text:p>
      <text:p text:style-name="P21">REFERENCES votante (dni),</text:p>
      <text:p text:style-name="P21">CONSTRAINT sen_par_ck CHECK ( partido IN ('ASIR', 'DAM', 'DAW', 'PHT', 'PRO') <text:s/>)</text:p>
      <text:p text:style-name="P21">);</text:p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CREATE TABLE vota_sen(</text:p>
      <text:p text:style-name="P21">id_dig VARCHAR(10),</text:p>
      <text:p text:style-name="P21">dni_sen VARCHAR(9),</text:p>
      <text:p text:style-name="P21">CONSTRAINT vose_iddni_pk PRIMARY KEY (id_dig, dni_sen),</text:p>
      <text:p text:style-name="P21">CONSTRAINT vose_idig_fk FOREIGN KEY (id_dig)</text:p>
      <text:p text:style-name="P21">REFERENCES id_digital (id),</text:p>
      <text:p text:style-name="P21">CONSTRAINT vose_dnis_fk FOREIGN KEY (dni_sen)</text:p>
      <text:p text:style-name="P21">REFERENCES senador (dni_sen)</text:p>
      <text:p text:style-name="P21">);</text:p>
      <text:p text:style-name="P21"/>
      <text:p text:style-name="P21">CREATE TABLE interventor(</text:p>
      <text:p text:style-name="P21">dni_int VARCHAR(9) PRIMARY KEY,</text:p>
      <text:p text:style-name="P21">id_centro VARCHAR(10) NOT NULL,</text:p>
      <text:p text:style-name="P21">sueldo INTEGER NOT NULL,</text:p>
      <text:p text:style-name="P21">int_supervisado VARCHAR(9),</text:p>
      <text:p text:style-name="P21">CONSTRAINT int_dni_fk FOREIGN KEY (dni_int)</text:p>
      <text:p text:style-name="P21">REFERENCES votante (dni),</text:p>
      <text:p text:style-name="P21">CONSTRAINT int_icen_fk FOREIGN KEY (id_centro)</text:p>
      <text:p text:style-name="P21">REFERENCES centro (id_centro) ON DELETE CASCADE,</text:p>
      <text:p text:style-name="P21">CONSTRAINT int_isup_fk FOREIGN KEY (int_supervisado)</text:p>
      <text:p text:style-name="P21">REFERENCES interventor (dni_int)</text:p>
      <text:p text:style-name="P21">);</text:p>
      <text:p text:style-name="P21"/>
      <text:p text:style-name="P21">CREATE TABLE accion(</text:p>
      <text:p text:style-name="P21">num_reg INTEGER,</text:p>
      <text:p text:style-name="P21">descripcion VARCHAR(200),</text:p>
      <text:p text:style-name="P21">dni_int VARCHAR(9),</text:p>
      <text:p text:style-name="P21">CONSTRAINT acc_numdni_pk PRIMARY KEY (num_reg, dni_int),</text:p>
      <text:p text:style-name="P21">CONSTRAINT acc_dint_fk FOREIGN KEY (dni_int)</text:p>
      <text:p text:style-name="P21">REFERENCES interventor (dni_int)</text:p>
      <text:p text:style-name="P21">);</text:p>
      <text:p text:style-name="P21"/>
      <text:p text:style-name="P21">CREATE TABLE pide_cita(</text:p>
      <text:p text:style-name="P21">dni_votante VARCHAR(9),</text:p>
      <text:p text:style-name="P21">h_ini TIME,</text:p>
      <text:p text:style-name="P21">h_fin TIME,</text:p>
      <text:p text:style-name="P22">dia DATE,</text:p>
      <text:p text:style-name="P21">id_centro VARCHAR(10),</text:p>
      <text:p text:style-name="P21">CONSTRAINT pcit_dvdihihfic_pk PRIMARY KEY (dni_votante, h_ini, h_fin, dia, id_centro),</text:p>
      <text:p text:style-name="P21">CONSTRAINT pcit_dni_fk FOREIGN KEY (dni_votante)</text:p>
      <text:p text:style-name="P21">REFERENCES votante (dni),</text:p>
      <text:p text:style-name="P21">CONSTRAINT pcit_dhihf_fk FOREIGN KEY (h_ini, h_fin, dia)</text:p>
      <text:p text:style-name="P21">REFERENCES horario (h_ini, h_fin, dia),</text:p>
      <text:p text:style-name="P21">CONSTRAINT pcit_icen_fk FOREIGN KEY (id_centro)</text:p>
      <text:p text:style-name="P21">REFERENCES centro (id_centro)</text:p>
      <text:p text:style-name="P21">);</text:p>
      <text:p text:style-name="P38"/>
      <text:p text:style-name="P38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64"><text:span text:style-name="T41">Restricciones</text:span><text:span text:style-name="T32">: </text:span></text:p>
      <text:p text:style-name="P75"/>
      <text:p text:style-name="P60"><text:span text:style-name="T33">(</text:span><text:span text:style-name="T34">1</text:span><text:span text:style-name="T33">) </text:span><text:span text:style-name="T35">num_votos</text:span><text:span text:style-name="T33"> → </text:span><text:span text:style-name="T36">num_votos se calcula contando las veces que dni_sen aparece en la tabla </text:span><text:span text:style-name="T42">VOTA_SEN</text:span><text:span text:style-name="T36"> (los votos que ha recibido dicho Senador). num_votos no se elimina porque se considera imprescindible para llevar la cuenta fácilmente, pero se traslada al Senador como atributo porque no depende de la </text:span><text:span text:style-name="T42">ID_DIG</text:span><text:span text:style-name="T36"> que lo vote.</text:span></text:p>
      <text:p text:style-name="P50"/>
      <text:p text:style-name="P63"><text:span text:style-name="T36">(</text:span><text:span text:style-name="T39">2</text:span><text:span text:style-name="T37">) Una localidad sólo puede </text:span><text:span text:style-name="T40">aparecer junto con </text:span><text:span text:style-name="T37">una circunscripción. Pero una circunscripción puede </text:span><text:span text:style-name="T40">aparecer con</text:span><text:span text:style-name="T37"> distintas localidades. </text:span><text:span text:style-name="T40">(Es decir, una localidad pertenece sólo a una circunscripción).</text:span></text:p>
      <text:p text:style-name="P53"/>
      <text:p text:style-name="P55"><text:span text:style-name="T82">(</text:span>3) La <text:span text:style-name="T82">ID_DIGITAL.circunscripción </text:span>y la<text:span text:style-name="T82"> SENADOR.circ_presenta </text:span>deben ser la misma <text:span text:style-name="T96">para que ID_DIGITAL.id y SENADOR.dni_sen aparezcan en </text:span><text:span text:style-name="T7">VOTA_SEN</text:span>.</text:p>
      <text:p text:style-name="P36"/>
      <text:p text:style-name="P65"><text:span text:style-name="T47">(</text:span><text:span text:style-name="T46">4</text:span><text:span text:style-name="T29">) E</text:span><text:span text:style-name="T48">n la tabla </text:span><text:span text:style-name="T43">VOTA_SEN</text:span><text:span text:style-name="T29"> </text:span><text:span text:style-name="T48">id_dig puede repetirse como mucho 3 vece</text:span><text:span text:style-name="T29">s (un mismo ID_DIG</text:span><text:span text:style-name="T49">ITAL</text:span><text:span text:style-name="T29"> puede votar sólo 3 veces).</text:span></text:p>
      <text:p text:style-name="P76"/>
      <text:p text:style-name="P56"><text:span text:style-name="T29">(5) </text:span><text:span text:style-name="T28">NOTA</text:span><text:span text:style-name="T148">: </text:span><text:span text:style-name="T29">En </text:span><text:span text:style-name="T5">HORARIO</text:span><text:span text:style-name="T29"> las horas se representan en formato ‘hhmmss’ y esto hace que para representar la restricción de 2 horas de diferencia como máximo el valor a comparar sea 20000 (o lo que es lo mismo 2h 00 min y 00s).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74"><text:span text:style-name="T53">[</text:span><text:span text:style-name="T54">1</text:span><text:span text:style-name="T53"> punto]</text:span> EJERCICIO 3: MODELADO FÍSICO DDL (MODIFICACIÓN DE METADATOS)</text:p>
      <text:p text:style-name="P69">Indica las sentencias necesarias para realizar estas modificaciones en MySQL. <text:span text:style-name="T63">Recuerda tener</text:span><text:span text:style-name="T62"> cuidado con el orden de las instrucciones.</text:span></text:p>
      <text:p text:style-name="P71"/>
      <text:list xml:id="list2166071454" text:style-name="L2">
        <text:list-item>
          <text:p text:style-name="P102"><text:span text:style-name="T58">Operación 1 </text:span><text:span text:style-name="T59">(Eliminar la relación Dispone y cualquier referencia al votante en ID_DIGITAL a excepción de la circunscripcion.)</text:span></text:p>
        </text:list-item>
      </text:list>
      <text:p text:style-name="P15"/>
      <text:p text:style-name="P119">// <text:span text:style-name="T111">Para eliminar la relación “</text:span><text:span text:style-name="T100">dispone”</text:span><text:span text:style-name="T111">, debemos eliminar la columna dni </text:span></text:p>
      <text:p text:style-name="P119"><text:span text:style-name="T111">// (y por tanto, la restricción de dni como </text:span><text:span text:style-name="T87">Clave Ajena</text:span><text:span text:style-name="T111"> en </text:span><text:span text:style-name="T10">ID_DIGITAL</text:span><text:span text:style-name="T111"> a dni en </text:span><text:span text:style-name="T10">VOTANTE</text:span><text:span text:style-name="T111">.</text:span></text:p>
      <text:p text:style-name="P119"><text:span text:style-name="T97">// Primero eliminamos la restricción de </text:span><text:span text:style-name="T87">Clave Ajena</text:span><text:span text:style-name="T97"> dni→ </text:span><text:span text:style-name="T11">Votante</text:span><text:span text:style-name="T97"> {dni}.</text:span></text:p>
      <text:p text:style-name="P121">// Después eliminamos la columna dni.</text:p>
      <text:p text:style-name="P23">ALTER TABLE id_digital DROP CONTRAINT <text:span text:style-name="T98">iddi_dni_fk;</text:span></text:p>
      <text:p text:style-name="P23">ALTER TABLE id_digital DROP dni;</text:p>
      <text:p text:style-name="P15"/>
      <text:list xml:id="list2087835544" text:style-name="L3">
        <text:list-item>
          <text:p text:style-name="P93">Operación <text:span text:style-name="T57">2</text:span> <text:span text:style-name="T55">(Ahora todos los INTERVENTORES son supervisados, la participación pasa de (0,1) a (1,1).)</text:span></text:p>
        </text:list-item>
      </text:list>
      <text:p text:style-name="P18"/>
      <text:p text:style-name="P117">// <text:span text:style-name="T99">Añadimos la restricción de </text:span><text:span text:style-name="T88">VNN</text:span><text:span text:style-name="T99"> a la columna int_supervisado en la tabla </text:span><text:span text:style-name="T8">INTERVENTOR</text:span><text:span text:style-name="T99">.</text:span></text:p>
      <text:p text:style-name="P118">// <text:span text:style-name="T109">Lo hacemos modificando la definición de la columna (ahora </text:span><text:span text:style-name="T115">contiene</text:span><text:span text:style-name="T109"> VARCHAR(9) pero </text:span><text:span text:style-name="T115">sin nulos</text:span><text:span text:style-name="T109">), </text:span></text:p>
      <text:p text:style-name="P118"><text:span text:style-name="T110">// ya que en MySQL </text:span><text:span text:style-name="T89">VNN</text:span><text:span text:style-name="T111"> </text:span><text:span text:style-name="T110">no se considera una restricción</text:span><text:span text:style-name="T109">.</text:span></text:p>
      <text:p text:style-name="P18">ALTER TABLE <text:span text:style-name="T99">interventor</text:span> <text:span text:style-name="T109">MODIFY</text:span> COLUMN <text:span text:style-name="T99">int_supervisado</text:span> <text:span text:style-name="T109">VARCHAR(9)</text:span> NOT NULL;</text:p>
      <text:p text:style-name="P18"/>
      <text:list xml:id="list113914074405455" text:continue-numbering="true" text:style-name="L3">
        <text:list-item>
          <text:p text:style-name="P94">Operación <text:span text:style-name="T97">3</text:span> <text:span text:style-name="T55">(Si se elimina una ID_DIGITAL se borran sus votos también.)</text:span></text:p>
        </text:list-item>
      </text:list>
      <text:p text:style-name="P19"/>
      <text:p text:style-name="P115">// <text:span text:style-name="T109">Añadimos la opción </text:span><text:span text:style-name="T91">B:C</text:span><text:span text:style-name="T109"> (borrado en cascada) a id_dig en </text:span><text:span text:style-name="T9">VOTA_SEN</text:span><text:span text:style-name="T109">.</text:span></text:p>
      <text:p text:style-name="P116">// <text:span text:style-name="T111">Para ello primero eliminamos la restricción de </text:span><text:span text:style-name="T89">Clave Ajena</text:span><text:span text:style-name="T111"> </text:span><text:span text:style-name="T113">de id_dig</text:span><text:span text:style-name="T111"> </text:span><text:span text:style-name="T113">en </text:span><text:span text:style-name="T12">VOTA_SEN</text:span></text:p>
      <text:p text:style-name="P120">// y la creamos de nuevo con el borrado en cascada: </text:p>
      <text:p text:style-name="P40">ALTER TABLE vota_sen <text:span text:style-name="T111">DROP CONSTRAINT </text:span><text:span text:style-name="T98">vose_</text:span><text:span text:style-name="T113">idig</text:span><text:span text:style-name="T98">_fk;</text:span></text:p>
      <text:p text:style-name="P41">ALTER TABLE vota_sen <text:span text:style-name="T111">ADD CONSTRAINT </text:span><text:span text:style-name="T98">vose_</text:span><text:span text:style-name="T113">idig</text:span><text:span text:style-name="T98">_fk </text:span><text:span text:style-name="T112">FOREIGN KEY (</text:span><text:span text:style-name="T113">id_dig</text:span><text:span text:style-name="T112">) REFERENCES </text:span><text:span text:style-name="T113">id_digital</text:span><text:span text:style-name="T112">(</text:span><text:span text:style-name="T113">id</text:span><text:span text:style-name="T112">) </text:span><text:span text:style-name="T111">ON DELETE CASCADE</text:span><text:span text:style-name="T98">;</text:span></text:p>
      <text:p text:style-name="P38"/>
      <text:list xml:id="list113914147778950" text:continue-numbering="true" text:style-name="L3">
        <text:list-item>
          <text:p text:style-name="P94">Operación <text:span text:style-name="T97">4</text:span> <text:span text:style-name="T55">(El sueldo en INTERVENTOR tiene un valor por defecto de 5000.)</text:span></text:p>
        </text:list-item>
      </text:list>
      <text:p text:style-name="P19"/>
      <text:p text:style-name="P115">// Añadimo<text:span text:style-name="T115">s</text:span> <text:span text:style-name="T115">el valor por defecto</text:span><text:span text:style-name="T111"> </text:span><text:span text:style-name="T114">modificando la definición de l</text:span><text:span text:style-name="T111">a columna sueldo en </text:span><text:span text:style-name="T10">INTERVENTOR</text:span></text:p>
      <text:p text:style-name="P123"><text:span text:style-name="T111">// </text:span><text:span text:style-name="T114">Ahora la columna </text:span><text:span text:style-name="T115">contiene datos</text:span><text:span text:style-name="T114"> de tipo INTEGER con valor por defecto 5000.</text:span></text:p>
      <text:p text:style-name="P42">ALTER TABLE <text:span text:style-name="T114">interventor MODIFY COLUMN sueldo INTEGER DEFAULT 5000;</text:span></text:p>
      <text:p text:style-name="P39"/>
      <text:list xml:id="list113912739233957" text:continue-numbering="true" text:style-name="L3">
        <text:list-item>
          <text:p text:style-name="P95">Operación <text:span text:style-name="T97">5</text:span> <text:span text:style-name="T55">(El nombre_centro y direccion dejan de ser únicos en conjunto, ahora solo la direccion del centro es única.)</text:span></text:p>
        </text:list-item>
      </text:list>
      <text:p text:style-name="P19"/>
      <text:p text:style-name="P115">// <text:span text:style-name="T115">Debemos cambiar la restricción de </text:span><text:span text:style-name="T90">UNIQUE</text:span><text:span text:style-name="T115"> de ambas columnas a únicamente la columna direccion,</text:span></text:p>
      <text:p text:style-name="P115">//<text:span text:style-name="T115">Esto se hace eliminando dicha restricción y creándola de nuevo para direccion únicamente</text:span></text:p>
      <text:p text:style-name="P24">ALTER TABLE centro DROP CONSTRAINT <text:span text:style-name="T98">cen_nomdir_uk;</text:span></text:p>
      <text:p text:style-name="P24">ALTER TABLE centro ADD CONSTRAINT <text:span text:style-name="T98">cen_</text:span>dir<text:span text:style-name="T98">_uk </text:span>UNIQUE (<text:span text:style-name="T116">dir_centro</text:span>)<text:span text:style-name="T98">;</text:span></text:p>
      <text:p text:style-name="P68"/>
      <text:p text:style-name="P38"/>
      <text:p text:style-name="P38"/>
      <text:p text:style-name="P38"/>
      <text:p text:style-name="P74"><text:span text:style-name="T53">[2 puntos]</text:span> EJERCICIO 4: MODELADO FÍSICO DML (MANIPULACIÓN DE DATOS)</text:p>
      <text:p text:style-name="P70">Indica las sentencias necesarias para realizar estas modificaciones en MySQL. <text:span text:style-name="T63">Recuerda tener</text:span><text:span text:style-name="T62"> cuidado con el orden de las instrucciones.</text:span></text:p>
      <text:p text:style-name="P72"/>
      <text:p text:style-name="P72"/>
      <text:list xml:id="list3137587980" text:style-name="L4">
        <text:list-item>
          <text:p text:style-name="P96">Operación 1 <text:span text:style-name="T55">(Crea una ID_DIGITAL con los datos que quieras en la circunscripción "C.Valenciana" que haya votado al SENADOR del "PHT".)</text:span></text:p>
        </text:list-item>
      </text:list>
      <text:p text:style-name="P15"/>
      <text:p text:style-name="P114">// <text:span text:style-name="T122">Se inserta una </text:span><text:span text:style-name="T18">ID_DIGITAL</text:span><text:span text:style-name="T122"> con los valores siguientes teniendo en cuenta que circunscripcion sea </text:span>'C.Valenciana'.</text:p>
      <text:p text:style-name="P18">INSERT INTO id_digital (id, password, dir_tipo, direccion, dir_piso, dir_num, localidad, circunscripcion)<text:line-break/>VALUES('123456789', 'asdfgh', 'calle', 'villarroble', '3', '42', 'valencia', 'C.Valenciana');</text:p>
      <text:p text:style-name="P18"/>
      <text:p text:style-name="P113">// <text:span text:style-name="T122">Antes de esta instrucción DML deberán crearse los senadores del siguiente paso, pero como es respuesta a este</text:span></text:p>
      <text:p text:style-name="P113"><text:span text:style-name="T122">// enunciado, lo coloco aquí por conveniencia </text:span><text:span text:style-name="T128">(pero en rojo porque no funcionará y dará un error).</text:span></text:p>
      <text:p text:style-name="P105">INSERT INTO vota_sen(id_dig,dni_sen)<text:line-break/>VALUES ('123456789','22222222B');</text:p>
      <text:p text:style-name="P38"/>
      <text:list xml:id="list113914077929339" text:continue-numbering="true" text:style-name="L4">
        <text:list-item>
          <text:p text:style-name="P97">Operación <text:span text:style-name="T57">2</text:span> <text:span text:style-name="T55">(Crea 2 SENADORES con los siguientes datos: </text:span></text:p>
          <text:p text:style-name="P101">dni "11111111A", partido "PRO" circ_presenta "C.Valenciana".</text:p>
          <text:p text:style-name="P101">dni "22222222B", partido "PHT" circ_presenta "C.Valenciana".)</text:p>
        </text:list-item>
      </text:list>
      <text:p text:style-name="P16"/>
      <text:p text:style-name="P111">// <text:span text:style-name="T123">Para poder </text:span><text:span text:style-name="T126">insertar</text:span><text:span text:style-name="T123"> </text:span><text:span text:style-name="T126">cada</text:span><text:span text:style-name="T123"> </text:span><text:span text:style-name="T15">SENADOR</text:span><text:span text:style-name="T123">, primero debe existir como </text:span><text:span text:style-name="T15">VOTANTE</text:span><text:span text:style-name="T123">, puesto que la CAj dni_sen apunta a su dni</text:span></text:p>
      <text:p text:style-name="P111"><text:span text:style-name="T123">// como </text:span><text:span text:style-name="T15">VOTANTE</text:span><text:span text:style-name="T123">.</text:span></text:p>
      <text:p text:style-name="P78">INSERT INTO votante(dni,nom_comp,telefono)<text:line-break/>VALUES ('11111111A','Amancio','123456789');<text:line-break/></text:p>
      <text:p text:style-name="P78">INSERT INTO votante(dni,nom_comp,telefono)<text:line-break/>VALUES ('22222222B','Odiancio','987654321');</text:p>
      <text:p text:style-name="P78"/>
      <text:p text:style-name="P112">// <text:span text:style-name="T123">Como segundo paso insertamos cada </text:span><text:span text:style-name="T15">SENADOR</text:span><text:span text:style-name="T123"> con el mismo dni que el </text:span><text:span text:style-name="T15">VOTANTE</text:span><text:span text:style-name="T123"> que es</text:span></text:p>
      <text:p text:style-name="P78"><text:span text:style-name="T132">// </text:span><text:span text:style-name="T139">Este es</text:span><text:span text:style-name="T123"> </text:span><text:span text:style-name="T127">Amancio</text:span><text:line-break/>INSERT INTO senador(dni_sen,circ_presenta,partido)<text:line-break/>VALUES ('11111111A','C.Valenciana','PRO');<text:line-break/></text:p>
      <text:p text:style-name="P78"><text:span text:style-name="T132">//</text:span><text:span text:style-name="T139">Este es</text:span><text:span text:style-name="T123"> </text:span><text:span text:style-name="T127">Odiancio</text:span><text:line-break/>INSERT INTO senador(dni_sen,circ_presenta,partido)<text:line-break/>VALUES ('22222222B','C.Valenciana','PHT');</text:p>
      <text:p text:style-name="P78"/>
      <text:p text:style-name="P112">// <text:span text:style-name="T124">Una vez insertado el senador del PHT, </text:span><text:span text:style-name="T123">sí se podría hacer el INSERT en </text:span><text:span text:style-name="T13">VOTA_SEN</text:span><text:span text:style-name="T123"> del primer enunciado.</text:span></text:p>
      <text:p text:style-name="P112">// Lo<text:span text:style-name="T128"> vuelvo a colocar aquí que es donde iría realmente (en verde porque sí funcionará)</text:span></text:p>
      <text:p text:style-name="P106">INSERT INTO vota_sen(id_dig,dni_sen)<text:line-break/>VALUES ('123456789','22222222B');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list xml:id="list113914560593338" text:continue-numbering="true" text:style-name="L4">
        <text:list-item>
          <text:p text:style-name="P97"><text:soft-page-break/>Operación <text:span text:style-name="T121">3</text:span> <text:span text:style-name="T55">(Crea 1 INTERVENTOR con los siguientes datos:</text:span></text:p>
          <text:p text:style-name="P101">dni "12345678C", nom_comp "Juan Carlos Gurtelero Eresísimos", sueldo</text:p>
          <text:p text:style-name="P101">por defecto, supervisado por él mismo.</text:p>
          <text:p text:style-name="P101">Pidió cita para votar el día 13 de marzo entre las 15:00 y las 17:30.</text:p>
          <text:p text:style-name="P101">Registra una ACCION con descripcion "He votado por los jubilados de laresidencia La Viña".)</text:p>
        </text:list-item>
      </text:list>
      <text:p text:style-name="P17"/>
      <text:p text:style-name="P110">// <text:span text:style-name="T124">Para poder insertar un </text:span><text:span text:style-name="T14">INTERVENTOR</text:span><text:span text:style-name="T124"> debemos crear primero el </text:span><text:span text:style-name="T14">VOTANTE</text:span><text:span text:style-name="T124"> que es y el </text:span><text:span text:style-name="T14">CENTRO</text:span><text:span text:style-name="T124"> al que está asociado,</text:span></text:p>
      <text:p text:style-name="P110">// <text:span text:style-name="T124">ya que tiene debilidad de existencia respecto a dicho </text:span><text:span text:style-name="T14">CENTRO</text:span><text:span text:style-name="T124"> (y por tanto un </text:span><text:span text:style-name="T92">B:C</text:span><text:span text:style-name="T124"> y un </text:span><text:span text:style-name="T92">VNN</text:span><text:span text:style-name="T124"> en su CAj).</text:span></text:p>
      <text:p text:style-name="P29">PARA ALMACENAR EL HORARIO HACE FALTA ALTER TABLE O CAMBIAR EL HORARIO</text:p>
      <text:p text:style-name="P110">// <text:span text:style-name="T124">Insertamos a Juan Carlos como VOTANTE:</text:span></text:p>
      <text:p text:style-name="P20">INSERT INTO votante(dni, nom_comp, telefono)<text:line-break/>VALUES ('12345678C', 'Juan Carlos Gurtelero Eresísimos','654654654');</text:p>
      <text:p text:style-name="P110">// <text:span text:style-name="T126">Nos inventamos un CENTRO al que asociarlo:</text:span></text:p>
      <text:p text:style-name="P20">INSERT INTO centro(id_centro, nom_centro, dir_centro)<text:line-break/>VALUES ('GAIG42', 'Del Universo', 'C/Misco 33');</text:p>
      <text:p text:style-name="P110">// <text:span text:style-name="T126">Insertamos a Juan Carlos como INTERVENTOR con el mismo dni que el VOTANTE que es.</text:span></text:p>
      <text:p text:style-name="P110">// <text:span text:style-name="T140">Como se supervisa a sí mismo, no creamos otro </text:span><text:span text:style-name="T16">INTERVENTOR</text:span><text:span text:style-name="T140"> y en int_supervisado ponemos su dni</text:span></text:p>
      <text:p text:style-name="P20">INSERT INTO interventor(dni_int, id_centro, sueldo, int_supervisado)<text:line-break/>VALUES ('12345678C','GAIG42', DEFAULT, '12345678C');</text:p>
      <text:p text:style-name="P122">// <text:span text:style-name="T128">Para la cita hay que tener en cuenta la restricción que introdujimos con respecto a la duración:</text:span></text:p>
      <text:p text:style-name="P122">// <text:span text:style-name="T128">La diferencia entre h_fin y h_ini es como mucho de 2 horas, restricción que no se cumple en esta cita.</text:span></text:p>
      <text:p text:style-name="P122">// <text:span text:style-name="T128">Para solventarlo tenemos </text:span><text:span text:style-name="T129">tres</text:span><text:span text:style-name="T128"> opciones:</text:span></text:p>
      <text:p text:style-name="P122"/>
      <text:p text:style-name="P122">// <text:span text:style-name="T141">Opción 1:</text:span><text:span text:style-name="T128"> cambiar la restricción para que sí se acepte la cita (por ejemplo, 3 horas en lugar de 2)</text:span></text:p>
      <text:p text:style-name="P122">// <text:span text:style-name="T128">Primero borramos la restricción y la creamos de nuevo para que sea 3 horas</text:span></text:p>
      <text:p text:style-name="P82"><text:span text:style-name="T101">ALTER TABLE horario DROP CONSTRAINT</text:span><text:span text:style-name="T102"> h_inifin_ck;</text:span></text:p>
      <text:p text:style-name="P80"><text:span text:style-name="T103">ALTER TABLE horario </text:span><text:span text:style-name="T104">ADD</text:span><text:span text:style-name="T103"> CONSTRAINT</text:span><text:span text:style-name="T101"> h_inifin_ck</text:span> CHECK (h_ini &lt; h_fin AND h_fin - h_ini &lt;= <text:span text:style-name="T129">3</text:span><text:span text:style-name="T119">0000</text:span>) <text:span text:style-name="T101">);</text:span></text:p>
      <text:p text:style-name="P109"><text:span text:style-name="T101">//</text:span><text:span text:style-name="T104">Después de esto, podríamos introducir sin problemas el HORARIO y la PIDE_CITA (cita) mencionada:</text:span></text:p>
      <text:p text:style-name="P109"><text:span text:style-name="T104">// Insertamos el </text:span><text:span text:style-name="T20">HORARIO</text:span></text:p>
      <text:p text:style-name="P80"><text:span text:style-name="T104">INSERT INTO horario(h_ini, h_fin, dia)<text:line-break/>VALUES ('150000','173000','20250313');<text:line-break/></text:span><text:span text:style-name="T134">// Insertamos la cita (</text:span><text:span text:style-name="T138">PIDE_CITA</text:span><text:span text:style-name="T134">)</text:span><text:span text:style-name="T104"><text:line-break/>INSERT INTO pide_cita(dni_votante, h_ini,h_fin, dia, id_centro)<text:line-break/>VALUES ('12345678C','150000','173000','20250313', 'GAIG42');</text:span></text:p>
      <text:p text:style-name="P109"><text:span text:style-name="T101">// </text:span><text:span text:style-name="T104">Puesto que en esta sección se trata de utilizar sentencias DML, no elegiremos esta opción, </text:span><text:span text:style-name="T105">vamos con las otras 2.</text:span></text:p>
      <text:p text:style-name="P80"><text:span text:style-name="T104"/></text:p>
      <text:p text:style-name="P109"><text:span text:style-name="T104">// </text:span><text:span text:style-name="T108">Opción 2:</text:span><text:span text:style-name="T104"> acotar la cita a la restricción que tenemos:</text:span></text:p>
      <text:p text:style-name="P108"><text:span text:style-name="T104">//</text:span><text:span text:style-name="T105"> Insertamos el </text:span><text:span text:style-name="T21">HORARIO</text:span><text:span text:style-name="T105">, cambiando la hora de fin para adaptarla a la restricción: 17:00 (justo 2 horas).</text:span></text:p>
      <text:p text:style-name="P81"><text:span text:style-name="T104">INSERT INTO horario(h_ini, h_fin, dia)<text:line-break/>VALUES ('150000','17</text:span><text:span text:style-name="T105">0</text:span><text:span text:style-name="T104">000','20250313');<text:line-break/></text:span><text:span text:style-name="T134">// </text:span><text:span text:style-name="T135">Insertamos la cita (</text:span><text:span text:style-name="T137">PIDE_CITA</text:span><text:span text:style-name="T135">) con dicho </text:span><text:span text:style-name="T137">HORARIO</text:span><text:span text:style-name="T135">.</text:span><text:span text:style-name="T104"><text:line-break/>INSERT INTO pide_cita(dni_votante, h_ini,h_fin, dia, id_centro)<text:line-break/>VALUES ('12345678C','150000','17</text:span><text:span text:style-name="T105">0</text:span><text:span text:style-name="T104">000','20250313', 'GAIG42');</text:span></text:p>
      <text:p text:style-name="P108"><text:span text:style-name="T104">//</text:span><text:span text:style-name="T105"> Puesto que tampoco es lo que se pide, no elegiremos esta opción tampoco.</text:span></text:p>
      <text:p text:style-name="P81"><text:span text:style-name="T105"/></text:p>
      <text:p text:style-name="P107"><text:span text:style-name="T101">//</text:span><text:span text:style-name="T107">Opción 3:</text:span><text:span text:style-name="T101"> insertar DOS citas(</text:span><text:span text:style-name="T19">PIDE_CITA</text:span><text:span text:style-name="T101">) y que nuestro amigo Juan Carlos vote en la que quiera.</text:span></text:p>
      <text:p text:style-name="P107"><text:span text:style-name="T101">// Para ello creamos dos </text:span><text:span text:style-name="T19">HORARIO</text:span><text:span text:style-name="T101">s y dos citas(</text:span><text:span text:style-name="T19">PIDE_CITA</text:span><text:span text:style-name="T101">):</text:span></text:p>
      <text:p text:style-name="P107"><text:span text:style-name="T101">// Un </text:span><text:span text:style-name="T19">HORARIO</text:span><text:span text:style-name="T101"> irá de 15:00 a 17:00 para cumplir las 2 horas y el otro con la media hora restante.</text:span></text:p>
      <text:p text:style-name="P83"><text:span text:style-name="T101">INSERT INTO horario(h_ini, h_fin, dia)<text:line-break/>VALUES ('150000','170000','20250313');</text:span></text:p>
      <text:p text:style-name="P83"><text:span text:style-name="T101">INSERT INTO horario(h_ini, h_fin, dia)<text:line-break/>VALUES ('170000','173000','20250313');<text:line-break/></text:span><text:span text:style-name="T133">// Ahora insertamos las citas (</text:span><text:span text:style-name="T136">PIDE_CITA</text:span><text:span text:style-name="T133">) con los dos </text:span><text:span text:style-name="T136">HORARIO</text:span><text:span text:style-name="T133">s.</text:span><text:span text:style-name="T101"><text:line-break/>INSERT INTO pide_cita(dni_votante, h_ini,h_fin, dia, id_centro)<text:line-break/>VALUES ('12345678C','150000','170000','20250313', 'GAIG42');</text:span></text:p>
      <text:p text:style-name="P83"><text:span text:style-name="T101">INSERT INTO pide_cita(dni_votante, h_ini,h_fin, dia, id_centro)<text:line-break/>VALUES ('12345678C','170000','173000','20250313', 'GAIG42');</text:span></text:p>
      <text:p text:style-name="P107"><text:soft-page-break/><text:span text:style-name="T101">// </text:span><text:span text:style-name="T106">Finalmente registramos la </text:span><text:span text:style-name="T22">ACCION</text:span><text:span text:style-name="T106"> del </text:span><text:span text:style-name="T22">INTERVENTOR</text:span><text:span text:style-name="T106">:</text:span></text:p>
      <text:p text:style-name="P84"><text:span text:style-name="T101">INSERT INTO accion(num_reg, descripcion, dni_int)</text:span></text:p>
      <text:p text:style-name="P85"><text:span text:style-name="T101">VALUES (1,</text:span><text:span text:style-name="T105">'He votado por los jubilados de la residencia La Viña','</text:span><text:span text:style-name="T101">12345678C</text:span><text:span text:style-name="T105">'</text:span><text:span text:style-name="T101">);</text:span></text:p>
      <text:p text:style-name="P83"><text:span text:style-name="T106"/></text:p>
      <text:list xml:id="list113913843438374" text:continue-numbering="true" text:style-name="L4">
        <text:list-item>
          <text:p text:style-name="P98">Operación <text:span text:style-name="T121">4</text:span> <text:span text:style-name="T55">(Actualiza la descripcion de la ACCION registrada a "Colaboración con la residencia La Viña, para ayudar en el proceso de voto de sus residentes".)</text:span></text:p>
        </text:list-item>
      </text:list>
      <text:p text:style-name="P17"/>
      <text:p text:style-name="P110">// <text:span text:style-name="T143">Únicamente necesitamos actualizar el contenido de la ACCION con num_reg = 1 (la que introdujimos antes)</text:span></text:p>
      <text:p text:style-name="P110">// <text:span text:style-name="T143">Realizamos un UPDATE de dicha ACCION (num_reg = 1):</text:span></text:p>
      <text:p text:style-name="P90">UPDATE accion</text:p>
      <text:p text:style-name="P90">SET descripcion = <text:span text:style-name="T130">'</text:span><text:span text:style-name="T56">Colaboración con la residencia La Viña, para ayudar en el proceso de voto de sus residentes</text:span><text:span text:style-name="T131">'</text:span></text:p>
      <text:p text:style-name="P90"><text:span text:style-name="T131">WHERE </text:span><text:span text:style-name="T125">num_reg = 1;</text:span></text:p>
      <text:p text:style-name="P90"><text:span text:style-name="T125"/></text:p>
      <text:list xml:id="list113914537504811" text:continue-numbering="true" text:style-name="L4">
        <text:list-item>
          <text:p text:style-name="P99">Operación <text:span text:style-name="T121">5</text:span> <text:span text:style-name="T55">(Sube el sueldo de todos los INTERVENTORES un 25%.)</text:span></text:p>
        </text:list-item>
      </text:list>
      <text:p text:style-name="P17"/>
      <text:p text:style-name="P110">// <text:span text:style-name="T144">Para incrementar un 25% ( multiplicar por 1.25) basta con hacer un UPDATE del sueldo a todos (sin WHERE):</text:span></text:p>
      <text:p text:style-name="P86">UPDATE interventor</text:p>
      <text:p text:style-name="P86">SET sueldo = sueldo * 1.25;</text:p>
      <text:p text:style-name="P86"/>
      <text:list xml:id="list113913668354467" text:continue-numbering="true" text:style-name="L4">
        <text:list-item>
          <text:p text:style-name="P100">Operación <text:span text:style-name="T121">6</text:span> <text:span text:style-name="T55">(Borra la ID_DIGITAL que has creado)</text:span></text:p>
        </text:list-item>
      </text:list>
      <text:p text:style-name="P17"/>
      <text:p text:style-name="P110">// <text:span text:style-name="T145">Dado que anteriormente añadimos un </text:span><text:span text:style-name="T93">B:C</text:span><text:span text:style-name="T145"> en la CAj </text:span><text:span text:style-name="T146">id_dig</text:span><text:span text:style-name="T145"> en </text:span><text:span text:style-name="T17">VOTA_SEN</text:span><text:span text:style-name="T145">, no tendremos ningún problema al</text:span></text:p>
      <text:p text:style-name="P110">// <text:span text:style-name="T145">intentar borrar la </text:span><text:span text:style-name="T17">ID_DIGITAL</text:span><text:span text:style-name="T145"> (id = 123456789), únicamente nos quedaremos sin su voto.</text:span></text:p>
      <text:p text:style-name="P87">DELETE FROM id_digital WHERE id = 123456789;</text:p>
      <text:p text:style-name="P89"/>
      <text:p text:style-name="P38"/>
      <text:p text:style-name="P38"/>
      <text:p text:style-name="P38"/>
      <text:p text:style-name="P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 Light" svg:font-family="'Open Sans Light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Open Sans Light" fo:font-family="'Open Sans Light'" style:font-family-generic="roman" style:font-pitch="variable" fo:font-size="12pt"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04" number:language="es" number:country="ES">
      <number:hours number:style="long"/>
      <number:minutes number:style="long"/>
    </number:time-style>
    <number:date-style style:name="N10105" number:language="es" number:country="ES">
      <number:year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padding="0.101cm" fo:border="none" style:writing-mode="page"/>
    </style:style>
    <style:style style:name="MP1" style:family="paragraph" style:parent-style-name="Standard">
      <style:paragraph-properties fo:text-align="start" style:justify-single-word="false"/>
      <style:text-properties fo:color="#999999" loext:opacity="100%" style:font-name="Calibri" fo:font-size="10pt" fo:language="es" fo:country="ES" fo:font-style="italic" fo:font-weight="bold" officeooo:rsid="001e2e5f" officeooo:paragraph-rsid="001ce776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text-align="start" style:justify-single-word="false"/>
      <style:text-properties fo:color="#ff5254" loext:opacity="100%" style:font-name="Calibri" fo:font-size="10pt" fo:language="es" fo:country="ES" officeooo:paragraph-rsid="001e2e5f" style:font-size-asian="10pt" style:font-size-complex="10pt"/>
    </style:style>
    <style:style style:name="MP3" style:family="paragraph" style:parent-style-name="Table_20_Contents">
      <style:text-properties fo:color="#ff5254" loext:opacity="100%" style:font-name="Calibri" fo:language="es" fo:country="ES" fo:font-weight="bold" officeooo:rsid="001ce776" officeooo:paragraph-rsid="001ce776" style:font-weight-asian="bold" style:font-weight-complex="bold"/>
    </style:style>
    <style:style style:name="MP4" style:family="paragraph" style:parent-style-name="Table_20_Contents">
      <style:text-properties style:font-name="Calibri" fo:language="es" fo:country="ES" officeooo:rsid="00442a90" officeooo:paragraph-rsid="00442a90"/>
    </style:style>
    <style:style style:name="MT1" style:family="text">
      <style:text-properties fo:text-transform="uppercase" fo:font-size="11pt" fo:font-weight="bold" officeooo:rsid="013be9f4" style:font-size-asian="11pt" style:font-weight-asian="bold" style:font-size-complex="11pt" style:font-weight-complex="bold"/>
    </style:style>
    <style:style style:name="MT2" style:family="text">
      <style:text-properties fo:text-transform="uppercase" fo:font-size="11pt" fo:font-weight="bold" officeooo:rsid="0028f140" style:font-size-asian="11pt" style:font-weight-asian="bold" style:font-size-complex="11pt" style:font-weight-complex="bold"/>
    </style:style>
    <style:style style:name="MT3" style:family="text">
      <style:text-properties fo:font-size="11pt" fo:font-weight="bold" officeooo:rsid="000caee2" style:font-size-asian="11pt" style:font-weight-asian="bold" style:font-size-complex="11pt" style:font-weight-complex="bold"/>
    </style:style>
    <style:style style:name="MT4" style:family="text">
      <style:text-properties fo:font-size="11pt" fo:font-weight="bold" style:font-size-asian="11pt" style:font-weight-asian="bold" style:font-size-complex="11pt" style:font-weight-complex="bold"/>
    </style:style>
    <style:page-layout style:name="Mpm1">
      <style:page-layout-properties fo:page-width="21.001cm" fo:page-height="29.7cm" style:num-format="1" style:print-orientation="portrait" fo:margin-top="0.499cm" fo:margin-bottom="0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row table:style-name="Tabla2.1">
            <table:table-cell table:style-name="Tabla2.A1" office:value-type="string">
              <text:p text:style-name="MP3">APELLIDOS, NOMBRE / COGNOMS, NOM</text:p>
            </table:table-cell>
          </table:table-row>
          <table:table-row table:style-name="Tabla2.1">
            <table:table-cell table:style-name="Tabla2.A1" office:value-type="string">
              <text:p text:style-name="MP4">Sanchis Martínez, Roldán</text:p>
            </table:table-cell>
          </table:table-row>
        </table:table>
        <text:p text:style-name="MP1">Gracias por empezar cada ejercicio en una nueva cara</text:p>
      </style:header>
      <style:footer>
        <text:user-field-decls>
          <text:user-field-decl office:value-type="string" office:string-value="BASES DE DATOS" text:name="Modulo"/>
          <text:user-field-decl office:value-type="string" office:string-value="ACTIVIDAD EVALUABLE 2" text:name="Tema"/>
        </text:user-field-decls>
        <text:p text:style-name="MP2"><text:span text:style-name="MT1">DAW/</text:span><text:span text:style-name="MT2">dam</text:span><text:span text:style-name="MT3"> - </text:span><text:span text:style-name="MT4"><text:user-field-get text:name="Modulo">BASES DE DATOS</text:user-field-get></text:span><text:span text:style-name="MT4"><text:s text:c="36"/></text:span><text:span text:style-name="MT4"><text:user-field-get text:name="Tema">ACTIVIDAD EVALUABLE 2</text:user-field-get></text:span><text:span text:style-name="MT4"><text:tab/></text:span><text:page-number text:select-page="current">9</text:page-number> / <text:page-count>9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30T22:32:00</meta:creation-date>
    <dc:date>2023-12-25T11:39:12.267000000</dc:date>
    <meta:editing-duration>PT12H22M33S</meta:editing-duration>
    <meta:editing-cycles>110</meta:editing-cycles>
    <meta:generator>LibreOffice/7.2.2.2$Windows_X86_64 LibreOffice_project/02b2acce88a210515b4a5bb2e46cbfb63fe97d56</meta:generator>
    <meta:document-statistic meta:table-count="1" meta:image-count="0" meta:object-count="0" meta:page-count="9" meta:paragraph-count="253" meta:word-count="2310" meta:character-count="15978" meta:non-whitespace-character-count="13887"/>
  </office:meta>
</office:document-meta>
</file>